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1B00000013F05B2946.png" manifest:media-type="image/png"/>
  <manifest:file-entry manifest:full-path="Pictures/100000000000001700000010BCFB98F6.png" manifest:media-type="image/png"/>
  <manifest:file-entry manifest:full-path="Pictures/100000000000001C000000145E140F83.png" manifest:media-type="image/png"/>
  <manifest:file-entry manifest:full-path="Pictures/1000000000000017000000122BF17927.png" manifest:media-type="image/png"/>
  <manifest:file-entry manifest:full-path="Pictures/10000000000000180000001182F7B112.png" manifest:media-type="image/png"/>
  <manifest:file-entry manifest:full-path="Pictures/100000000000001D00000015634132B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2c001e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="solid" draw:fill-color="#00ff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1.8cm"/>
    </style:style>
    <style:style style:name="gr9" style:family="graphic" style:parent-style-name="standard">
      <style:graphic-properties draw:stroke="none" svg:stroke-color="#000000" draw:fill="none" draw:fill-color="#ffffff" fo:min-height="0.612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dash" draw:stroke-dash="Ultrafine_20_Dashed" svg:stroke-color="#000000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svg:stroke-width="0.1cm" svg:stroke-color="#2c001e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cm" fo:min-width="1.3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8.9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0.358cm"/>
    </style:style>
    <style:style style:name="gr19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2.76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.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4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5.71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9cm" fo:min-width="5.71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5.71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0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1pt" style:font-size-asian="11pt" style:font-size-complex="11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paragraph-properties fo:text-align="center"/>
      <style:text-properties fo:font-size="18pt" fo:font-style="italic" style:font-style-asian="italic" style:font-style-complex="italic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text-properties fo:font-size="18pt"/>
    </style:style>
    <style:style style:name="P16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7" style:family="paragraph">
      <style:text-properties fo:font-size="7pt" style:font-size-asian="7pt" style:font-size-complex="7p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paragraph-properties fo:text-align="center"/>
      <style:text-properties fo:color="#ff3333"/>
    </style:style>
    <style:style style:name="P21" style:family="paragraph">
      <style:paragraph-properties fo:text-align="center"/>
      <style:text-properties fo:color="#000000" fo:font-size="14pt" style:font-size-asian="14pt" style:font-size-complex="14pt"/>
    </style:style>
    <style:style style:name="P22" style:family="paragraph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ize="18pt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 fo:font-size="14pt" style:font-size-asian="14pt" style:font-size-complex="14pt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3.2cm" svg:height="14.8cm" svg:x="4.2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cm" svg:height="3.9cm" svg:x="5.1cm" svg:y="3cm">
          <text:p text:style-name="P1"><text:span text:style-name="T1">CABECERA</text:span></text:p>
          <text:p text:style-name="P1"><text:span text:style-name="T1">Incluye el logotipo de CygnusCloud y </text:span></text:p>
          <text:p text:style-name="P1"><text:span text:style-name="T1">algún diseño de cabecera 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6cm" svg:height="0.8cm" svg:x="5.1cm" svg:y="7cm">
          <text:p text:style-name="P3"><text:span text:style-name="T2">Iniciar sesión <text:s text:c="8"/>Acerca d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6cm" svg:y1="5.1cm" svg:x2="5.2cm" svg:y2="7.2cm">
          <text:p/>
        </draw:line>
        <draw:line draw:style-name="gr3" draw:text-style-name="P1" draw:layer="layout" svg:x1="2.9cm" svg:y1="8.4cm" svg:x2="8.6cm" svg:y2="7.6cm">
          <text:p/>
        </draw:line>
        <draw:frame draw:style-name="gr4" draw:text-style-name="P5" draw:layer="layout" svg:width="3.19cm" svg:height="1.039cm" svg:x="0.701cm" svg:y="4.2cm">
          <draw:text-box>
            <text:p><text:span text:style-name="T3">Seleccionado, no</text:span></text:p>
            <text:p><text:span text:style-name="T3">Se puede pulsar.</text:span></text:p>
          </draw:text-box>
        </draw:frame>
        <draw:frame draw:style-name="gr4" draw:text-style-name="P5" draw:layer="layout" svg:width="4.164cm" svg:height="1.039cm" svg:x="0.2cm" svg:y="8.3cm">
          <draw:text-box>
            <text:p><text:span text:style-name="T3">Redirección a la página</text:span></text:p>
            <text:p><text:span text:style-name="T3">Quienes_Somos</text:span></text:p>
          </draw:text-box>
        </draw:frame>
        <draw:custom-shape draw:style-name="gr2" draw:text-style-name="P2" draw:layer="layout" svg:width="11.2cm" svg:height="4.7cm" svg:x="5.1cm" svg:y="8.3cm">
          <text:p text:style-name="P1"><text:span text:style-name="T4">Ventana de logueo de usuario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cm" svg:height="0.7cm" svg:x="10cm" svg:y="1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cm" svg:height="0.7cm" svg:x="10cm" svg:y="11.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492cm" svg:height="0.806cm" svg:x="7.2cm" svg:y="10cm">
          <draw:text-box>
            <text:p><text:span text:style-name="T5">Usuario :</text:span></text:p>
          </draw:text-box>
        </draw:frame>
        <draw:frame draw:style-name="gr4" draw:text-style-name="P6" draw:layer="layout" svg:width="3.347cm" svg:height="0.806cm" svg:x="6.5cm" svg:y="11cm">
          <draw:text-box>
            <text:p><text:span text:style-name="T5">Contraseña :</text:span></text:p>
          </draw:text-box>
        </draw:frame>
        <draw:custom-shape draw:style-name="gr2" draw:text-style-name="P7" draw:layer="layout" svg:width="2.8cm" svg:height="0.8cm" svg:x="9.2cm" svg:y="12cm">
          <text:p text:style-name="P1"><text:span text:style-name="T6">Entr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.649cm" svg:height="0.645cm" svg:x="4.4cm" svg:y="2.1cm">
          <draw:text-box>
            <text:p><text:span text:style-name="T3">Idioma:</text:span></text:p>
          </draw:text-box>
        </draw:frame>
        <draw:frame draw:style-name="gr6" draw:text-style-name="P1" draw:layer="layout" svg:width="0.6cm" svg:height="0.4cm" svg:x="6cm" svg:y="2.2cm">
          <draw:image xlink:href="Pictures/100000000000001C000000145E140F83.png" xlink:type="simple" xlink:show="embed" xlink:actuate="onLoad">
            <text:p/>
          </draw:image>
        </draw:frame>
        <draw:frame draw:style-name="gr6" draw:text-style-name="P1" draw:layer="layout" svg:width="0.6cm" svg:height="0.4cm" svg:x="6.6cm" svg:y="2.2cm">
          <draw:image xlink:href="Pictures/100000000000001D00000015634132B0.png" xlink:type="simple" xlink:show="embed" xlink:actuate="onLoad">
            <text:p/>
          </draw:image>
        </draw:frame>
        <draw:frame draw:style-name="gr6" draw:text-style-name="P1" draw:layer="layout" svg:width="0.607cm" svg:height="0.4cm" svg:x="7.2cm" svg:y="2.2cm">
          <draw:image xlink:href="Pictures/100000000000001700000010BCFB98F6.png" xlink:type="simple" xlink:show="embed" xlink:actuate="onLoad">
            <text:p/>
          </draw:image>
        </draw:frame>
        <draw:frame draw:style-name="gr6" draw:text-style-name="P1" draw:layer="layout" svg:width="0.507cm" svg:height="0.4cm" svg:x="7.8cm" svg:y="2.2cm">
          <draw:image xlink:href="Pictures/1000000000000017000000122BF17927.png" xlink:type="simple" xlink:show="embed" xlink:actuate="onLoad">
            <text:p/>
          </draw:image>
        </draw:frame>
        <draw:frame draw:style-name="gr6" draw:text-style-name="P1" draw:layer="layout" svg:width="0.7cm" svg:height="0.4cm" svg:x="8.3cm" svg:y="2.2cm">
          <draw:image xlink:href="Pictures/100000000000001B00000013F05B2946.png" xlink:type="simple" xlink:show="embed" xlink:actuate="onLoad">
            <text:p/>
          </draw:image>
        </draw:frame>
        <draw:frame draw:style-name="gr6" draw:text-style-name="P1" draw:layer="layout" svg:width="0.5cm" svg:height="0.4cm" svg:x="9cm" svg:y="2.2cm">
          <draw:image xlink:href="Pictures/10000000000000180000001182F7B112.png" xlink:type="simple" xlink:show="embed" xlink:actuate="onLoad">
            <text:p/>
          </draw:image>
        </draw:frame>
      </draw:page>
      <draw:page draw:name="page2" draw:style-name="dp1" draw:master-page-name="Predeterminado">
        <draw:custom-shape draw:style-name="gr1" draw:text-style-name="P1" draw:layer="layout" svg:width="13.2cm" svg:height="14.8cm" svg:x="4.2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cm" svg:height="3.9cm" svg:x="5.1cm" svg:y="3.6cm">
          <text:p text:style-name="P1"><text:span text:style-name="T1">CABECERA</text:span></text:p>
          <text:p text:style-name="P1"><text:span text:style-name="T1">Incluye el logotipo de CygnusCloud y </text:span></text:p>
          <text:p text:style-name="P1"><text:span text:style-name="T1">algún diseño de cabecera 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2cm" svg:y1="5.3cm" svg:x2="5.2cm" svg:y2="7.8cm">
          <text:p/>
        </draw:line>
        <draw:custom-shape draw:style-name="gr2" draw:text-style-name="P2" draw:layer="layout" svg:width="11.6cm" svg:height="8.5cm" svg:x="5.1cm" svg:y="8.5cm">
          <text:p text:style-name="P1"><text:span text:style-name="T7">INFORMACION</text:span></text:p>
          <text:p text:style-name="P1"><text:span text:style-name="T7"/></text:p>
          <text:p text:style-name="P1"><text:span text:style-name="T7"/></text:p>
          <text:p text:style-name="P1"><text:span text:style-name="T8">Muestra información relativa </text:span></text:p>
          <text:p text:style-name="P1"><text:span text:style-name="T8">a CygnusCLoud, tal y como que es,</text:span></text:p>
          <text:p text:style-name="P1"><text:span text:style-name="T8">Para que sirve, menciones sobre</text:span></text:p>
          <text:p text:style-name="P1"><text:span text:style-name="T8">CygnusCloud, etc...</text:span></text:p>
          <text:p text:style-name="P1"><text:span text:style-name="T4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652cm" svg:height="1.039cm" svg:x="0.472cm" svg:y="4.647cm">
          <draw:text-box>
            <text:p><text:span text:style-name="T3">Redirige a la Página</text:span></text:p>
            <text:p><text:span text:style-name="T3">Index</text:span></text:p>
          </draw:text-box>
        </draw:frame>
        <draw:frame draw:style-name="gr4" draw:text-style-name="P5" draw:layer="layout" svg:width="3.19cm" svg:height="1.039cm" svg:x="0.21cm" svg:y="9.2cm">
          <draw:text-box>
            <text:p><text:span text:style-name="T3">Seleccionado, no</text:span></text:p>
            <text:p><text:span text:style-name="T3">Se puede pulsar.</text:span></text:p>
          </draw:text-box>
        </draw:frame>
        <draw:custom-shape draw:style-name="gr2" draw:text-style-name="P4" draw:layer="layout" svg:width="11.6cm" svg:height="0.8cm" svg:x="5.2cm" svg:y="7.6cm">
          <text:p text:style-name="P3"><text:span text:style-name="T2">Iniciar sesión <text:s text:c="8"/>Acerca d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898cm" svg:y1="8.848cm" svg:x2="8.6cm" svg:y2="8.2cm">
          <text:p/>
        </draw:line>
        <draw:frame draw:style-name="gr4" draw:text-style-name="P5" draw:layer="layout" svg:width="1.649cm" svg:height="0.645cm" svg:x="4.3cm" svg:y="2.7cm">
          <draw:text-box>
            <text:p><text:span text:style-name="T3">Idioma:</text:span></text:p>
          </draw:text-box>
        </draw:frame>
        <draw:frame draw:style-name="gr6" draw:text-style-name="P1" draw:layer="layout" svg:width="0.6cm" svg:height="0.4cm" svg:x="5.9cm" svg:y="2.8cm">
          <draw:image xlink:href="Pictures/100000000000001C000000145E140F83.png" xlink:type="simple" xlink:show="embed" xlink:actuate="onLoad">
            <text:p/>
          </draw:image>
        </draw:frame>
        <draw:frame draw:style-name="gr6" draw:text-style-name="P1" draw:layer="layout" svg:width="0.6cm" svg:height="0.4cm" svg:x="6.5cm" svg:y="2.8cm">
          <draw:image xlink:href="Pictures/100000000000001D00000015634132B0.png" xlink:type="simple" xlink:show="embed" xlink:actuate="onLoad">
            <text:p/>
          </draw:image>
        </draw:frame>
        <draw:frame draw:style-name="gr6" draw:text-style-name="P1" draw:layer="layout" svg:width="0.607cm" svg:height="0.4cm" svg:x="7.1cm" svg:y="2.8cm">
          <draw:image xlink:href="Pictures/100000000000001700000010BCFB98F6.png" xlink:type="simple" xlink:show="embed" xlink:actuate="onLoad">
            <text:p/>
          </draw:image>
        </draw:frame>
        <draw:frame draw:style-name="gr6" draw:text-style-name="P1" draw:layer="layout" svg:width="0.507cm" svg:height="0.4cm" svg:x="7.7cm" svg:y="2.8cm">
          <draw:image xlink:href="Pictures/1000000000000017000000122BF17927.png" xlink:type="simple" xlink:show="embed" xlink:actuate="onLoad">
            <text:p/>
          </draw:image>
        </draw:frame>
        <draw:frame draw:style-name="gr6" draw:text-style-name="P1" draw:layer="layout" svg:width="0.7cm" svg:height="0.4cm" svg:x="8.2cm" svg:y="2.8cm">
          <draw:image xlink:href="Pictures/100000000000001B00000013F05B2946.png" xlink:type="simple" xlink:show="embed" xlink:actuate="onLoad">
            <text:p/>
          </draw:image>
        </draw:frame>
        <draw:frame draw:style-name="gr6" draw:text-style-name="P1" draw:layer="layout" svg:width="0.5cm" svg:height="0.4cm" svg:x="8.9cm" svg:y="2.8cm">
          <draw:image xlink:href="Pictures/10000000000000180000001182F7B112.png" xlink:type="simple" xlink:show="embed" xlink:actuate="onLoad">
            <text:p/>
          </draw:image>
        </draw:frame>
      </draw:page>
      <draw:page draw:name="page3" draw:style-name="dp1" draw:master-page-name="Predeterminado">
        <draw:custom-shape draw:style-name="gr1" draw:text-style-name="P1" draw:layer="layout" svg:width="13.2cm" svg:height="14.8cm" svg:x="4.2cm" svg:y="2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cm" svg:height="3.95cm" svg:x="5.1cm" svg:y="3.5cm">
          <text:p text:style-name="P1"><text:span text:style-name="T1">CABECERA</text:span></text:p>
          <text:p text:style-name="P1"><text:span text:style-name="T1">Incluye el logotipo de CygnusCloud y </text:span></text:p>
          <text:p text:style-name="P1"><text:span text:style-name="T1">algún diseño de cabecera 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6cm" svg:height="0.8cm" svg:x="5.1cm" svg:y="7.55cm">
          <text:p text:style-name="P3"><text:span text:style-name="T2">Máquinas virtuale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2cm" svg:y1="5.25cm" svg:x2="5.2cm" svg:y2="7.75cm">
          <text:p/>
        </draw:line>
        <draw:custom-shape draw:style-name="gr2" draw:text-style-name="P2" draw:layer="layout" svg:width="11.6cm" svg:height="7cm" svg:x="5.2cm" svg:y="8.3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4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032cm" svg:height="1.039cm" svg:x="0.068cm" svg:y="4.561cm">
          <draw:text-box>
            <text:p><text:span text:style-name="T3">Seleccionada, no se</text:span></text:p>
            <text:p><text:span text:style-name="T3"><text:s/></text:span><text:span text:style-name="T3">puede volver a pulsar.</text:span></text:p>
          </draw:text-box>
        </draw:frame>
        <draw:frame draw:style-name="gr4" draw:text-style-name="P8" draw:layer="layout" svg:width="3.91cm" svg:height="0.878cm" svg:x="5.202cm" svg:y="8.622cm">
          <draw:text-box>
            <text:p><text:span text:style-name="T9">Asignatura 1</text:span></text:p>
          </draw:text-box>
        </draw:frame>
        <draw:custom-shape draw:style-name="gr2" draw:text-style-name="P9" draw:layer="layout" svg:width="5.2cm" svg:height="0.8cm" svg:x="7.2cm" svg:y="10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2cm" svg:height="0.8cm" svg:x="7.2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2cm" svg:height="0.8cm" svg:x="7.2cm" svg:y="11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cm" svg:height="0.7cm" svg:x="9.6cm" svg:y="16.4cm">
          <text:p text:style-name="P1"><text:span text:style-name="T10">Arran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2.306cm" svg:height="0.962cm" svg:x="7.604cm" svg:y="9.338cm">
          <draw:text-box>
            <text:p><text:span text:style-name="T11">Nombre</text:span> </text:p>
          </draw:text-box>
        </draw:frame>
        <draw:custom-shape draw:style-name="gr5" draw:text-style-name="P1" draw:layer="layout" svg:width="5cm" svg:height="0.8cm" svg:x="7.4cm" svg:y="14.362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5.1cm" svg:height="0.862cm" svg:x="12.2cm" svg:y="2.638cm">
          <draw:text-box>
            <text:p><text:span text:style-name="T11">Usuario: User1 <text:s text:c="3"/>Salir</text:span></text:p>
          </draw:text-box>
        </draw:frame>
        <draw:custom-shape draw:style-name="gr5" draw:text-style-name="P1" draw:layer="layout" svg:width="0.5cm" svg:height="0.5cm" svg:x="6.4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5cm" svg:height="0.5cm" svg:x="6.4cm" svg:y="11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6.5cm" svg:y="14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4cm" svg:y1="10.3cm" svg:x2="6.9cm" svg:y2="10.8cm">
          <text:p/>
        </draw:line>
        <draw:line draw:style-name="gr10" draw:text-style-name="P1" draw:layer="layout" svg:x1="6.4cm" svg:y1="10.8cm" svg:x2="6.9cm" svg:y2="10.3cm">
          <text:p/>
        </draw:line>
        <draw:frame draw:style-name="gr4" draw:text-style-name="P8" draw:layer="layout" svg:width="3.91cm" svg:height="0.878cm" svg:x="5.29cm" svg:y="12.9cm">
          <draw:text-box>
            <text:p><text:span text:style-name="T9">Asignatura 2</text:span></text:p>
          </draw:text-box>
        </draw:frame>
        <draw:frame draw:style-name="gr4" draw:text-style-name="P6" draw:layer="layout" svg:width="3.237cm" svg:height="0.806cm" svg:x="5.563cm" svg:y="15.4cm">
          <draw:text-box>
            <text:p><text:span text:style-name="T5">Descripción:</text:span></text:p>
          </draw:text-box>
        </draw:frame>
        <draw:custom-shape draw:style-name="gr11" draw:text-style-name="P1" draw:layer="layout" svg:width="5cm" svg:height="0.8cm" svg:x="8.8cm" svg:y="15.4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306cm" svg:height="0.962cm" svg:x="7.6cm" svg:y="13.438cm">
          <draw:text-box>
            <text:p><text:span text:style-name="T11">Nombre</text:span> </text:p>
          </draw:text-box>
        </draw:frame>
        <draw:frame draw:style-name="gr4" draw:text-style-name="P5" draw:layer="layout" svg:width="1.649cm" svg:height="0.645cm" svg:x="4.3cm" svg:y="2.701cm">
          <draw:text-box>
            <text:p><text:span text:style-name="T3">Idioma:</text:span></text:p>
          </draw:text-box>
        </draw:frame>
        <draw:frame draw:style-name="gr6" draw:text-style-name="P1" draw:layer="layout" svg:width="0.6cm" svg:height="0.4cm" svg:x="5.9cm" svg:y="2.801cm">
          <draw:image xlink:href="Pictures/100000000000001C000000145E140F83.png" xlink:type="simple" xlink:show="embed" xlink:actuate="onLoad">
            <text:p/>
          </draw:image>
        </draw:frame>
        <draw:frame draw:style-name="gr6" draw:text-style-name="P1" draw:layer="layout" svg:width="0.6cm" svg:height="0.4cm" svg:x="6.5cm" svg:y="2.801cm">
          <draw:image xlink:href="Pictures/100000000000001D00000015634132B0.png" xlink:type="simple" xlink:show="embed" xlink:actuate="onLoad">
            <text:p/>
          </draw:image>
        </draw:frame>
        <draw:frame draw:style-name="gr6" draw:text-style-name="P1" draw:layer="layout" svg:width="0.607cm" svg:height="0.4cm" svg:x="7.1cm" svg:y="2.801cm">
          <draw:image xlink:href="Pictures/100000000000001700000010BCFB98F6.png" xlink:type="simple" xlink:show="embed" xlink:actuate="onLoad">
            <text:p/>
          </draw:image>
        </draw:frame>
        <draw:frame draw:style-name="gr6" draw:text-style-name="P1" draw:layer="layout" svg:width="0.507cm" svg:height="0.4cm" svg:x="7.7cm" svg:y="2.801cm">
          <draw:image xlink:href="Pictures/1000000000000017000000122BF17927.png" xlink:type="simple" xlink:show="embed" xlink:actuate="onLoad">
            <text:p/>
          </draw:image>
        </draw:frame>
        <draw:frame draw:style-name="gr6" draw:text-style-name="P1" draw:layer="layout" svg:width="0.7cm" svg:height="0.4cm" svg:x="8.2cm" svg:y="2.801cm">
          <draw:image xlink:href="Pictures/100000000000001B00000013F05B2946.png" xlink:type="simple" xlink:show="embed" xlink:actuate="onLoad">
            <text:p/>
          </draw:image>
        </draw:frame>
        <draw:frame draw:style-name="gr6" draw:text-style-name="P1" draw:layer="layout" svg:width="0.5cm" svg:height="0.4cm" svg:x="8.9cm" svg:y="2.801cm">
          <draw:image xlink:href="Pictures/10000000000000180000001182F7B112.png" xlink:type="simple" xlink:show="embed" xlink:actuate="onLoad">
            <text:p/>
          </draw:image>
        </draw:frame>
      </draw:page>
      <draw:page draw:name="page4" draw:style-name="dp1" draw:master-page-name="Predeterminado">
        <draw:custom-shape draw:style-name="gr12" draw:text-style-name="P1" draw:layer="layout" svg:width="13.2cm" svg:height="14.8cm" svg:x="4.2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1.6cm" svg:height="3.95cm" svg:x="5.1cm" svg:y="3.45cm">
          <text:p text:style-name="P1"><text:span text:style-name="T12">CABECERA</text:span></text:p>
          <text:p text:style-name="P1"><text:span text:style-name="T12">Incluye el logotipo de CygnusCloud y </text:span></text:p>
          <text:p text:style-name="P1"><text:span text:style-name="T12">algún diseño de cabecer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.2cm" svg:y1="5.2cm" svg:x2="5.2cm" svg:y2="7.7cm">
          <text:p/>
        </draw:line>
        <draw:custom-shape draw:style-name="gr2" draw:text-style-name="P12" draw:layer="layout" svg:width="11.6cm" svg:height="2.8cm" svg:x="5.1cm" svg:y="8.3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4"/></text:p>
          <text:p text:style-name="P1"><text:span text:style-name="T12"/></text:p>
          <text:p text:style-name="P1"><text:span text:style-name="T12"/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032cm" svg:height="1.039cm" svg:x="0.068cm" svg:y="4.511cm">
          <draw:text-box>
            <text:p><text:span text:style-name="T3">Seleccionada, no se</text:span></text:p>
            <text:p><text:span text:style-name="T3"><text:s/></text:span><text:span text:style-name="T3">puede volver a pulsar.</text:span></text:p>
          </draw:text-box>
        </draw:frame>
        <draw:custom-shape draw:style-name="gr7" draw:text-style-name="P10" draw:layer="layout" svg:width="2cm" svg:height="0.7cm" svg:x="9.6cm" svg:y="16.35cm">
          <text:p text:style-name="P1"><text:span text:style-name="T10">Arran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5.1cm" svg:height="0.862cm" svg:x="12.2cm" svg:y="2.588cm">
          <draw:text-box>
            <text:p><text:span text:style-name="T11">Usuario: User1 <text:s text:c="3"/>Salir</text:span></text:p>
          </draw:text-box>
        </draw:frame>
        <draw:custom-shape draw:style-name="gr2" draw:text-style-name="P4" draw:layer="layout" svg:width="11.6cm" svg:height="0.8cm" svg:x="5.098cm" svg:y="7.449cm">
          <text:p text:style-name="P3"><text:span text:style-name="T2">Arrancar máquina <text:s text:c="2"/>Administrar servidores <text:s text:c="3"/>Administrar usuario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3cm" svg:y1="8.65cm" svg:x2="9.7cm" svg:y2="8.1cm">
          <text:p/>
        </draw:line>
        <draw:frame draw:style-name="gr13" draw:text-style-name="P13" draw:layer="layout" svg:width="4.16cm" svg:height="2.912cm" svg:x="0.04cm" svg:y="8.7cm">
          <draw:text-box>
            <text:p text:style-name="P1"><text:span text:style-name="T11">Redirecciona a la </text:span></text:p>
            <text:p text:style-name="P1"><text:span text:style-name="T11">página de </text:span></text:p>
            <text:p text:style-name="P1"><text:span text:style-name="T11">administración</text:span></text:p>
            <text:p text:style-name="P1"><text:span text:style-name="T11"><text:s/></text:span><text:span text:style-name="T11">de servidores</text:span></text:p>
          </draw:text-box>
        </draw:frame>
        <draw:line draw:style-name="gr3" draw:text-style-name="P14" draw:layer="layout" svg:x1="18.5cm" svg:y1="9.4cm" svg:x2="16.2cm" svg:y2="8.2cm">
          <text:p/>
        </draw:line>
        <draw:frame draw:style-name="gr13" draw:text-style-name="P13" draw:layer="layout" svg:width="4.16cm" svg:height="2.912cm" svg:x="17.14cm" svg:y="9.4cm">
          <draw:text-box>
            <text:p text:style-name="P1"><text:span text:style-name="T11">Redirecciona a la </text:span></text:p>
            <text:p text:style-name="P1"><text:span text:style-name="T11">página de </text:span></text:p>
            <text:p text:style-name="P1"><text:span text:style-name="T11">administración</text:span></text:p>
            <text:p text:style-name="P1"><text:span text:style-name="T11"><text:s/></text:span><text:span text:style-name="T11">de usuarios</text:span></text:p>
          </draw:text-box>
        </draw:frame>
        <draw:frame draw:style-name="gr14" draw:text-style-name="P8" draw:layer="layout" svg:width="3.533cm" svg:height="0.878cm" svg:x="5.4cm" svg:y="11.2cm">
          <draw:text-box>
            <text:p><text:span text:style-name="T9">Resultados</text:span></text:p>
          </draw:text-box>
        </draw:frame>
        <draw:custom-shape draw:style-name="gr5" draw:text-style-name="P1" draw:layer="layout" svg:width="6.8cm" svg:height="0.8cm" svg:x="6.3cm" svg:y="1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8cm" svg:height="0.8cm" svg:x="6.3cm" svg:y="1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8cm" svg:height="0.8cm" svg:x="6.3cm" svg:y="14.3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9.798cm" svg:y1="12.7cm" svg:x2="9.798cm" svg:y2="15.2cm">
          <text:p/>
        </draw:line>
        <draw:frame draw:style-name="gr15" draw:text-style-name="P15" draw:layer="layout" svg:width="2.56cm" svg:height="0.962cm" svg:x="9.94cm" svg:y="11.8cm">
          <draw:text-box>
            <text:p><text:span text:style-name="T11">Nombre <text:s/></text:span><text:span text:style-name="T13"><text:s/></text:span></text:p>
          </draw:text-box>
        </draw:frame>
        <draw:custom-shape draw:style-name="gr5" draw:text-style-name="P1" draw:layer="layout" svg:width="0.5cm" svg:height="0.5cm" svg:x="5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5cm" svg:height="0.5cm" svg:x="5.6cm" svg:y="13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5.6cm" svg:y="14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5.6cm" svg:y1="12.8cm" svg:x2="6.1cm" svg:y2="13.3cm">
          <text:p/>
        </draw:line>
        <draw:line draw:style-name="gr10" draw:text-style-name="P1" draw:layer="layout" svg:x1="5.602cm" svg:y1="13.3cm" svg:x2="6.102cm" svg:y2="12.8cm">
          <text:p/>
        </draw:line>
        <draw:frame draw:style-name="gr14" draw:text-style-name="P8" draw:layer="layout" svg:width="2.411cm" svg:height="0.878cm" svg:x="5.48cm" svg:y="8.5cm">
          <draw:text-box>
            <text:p><text:span text:style-name="T9">Buscar</text:span></text:p>
          </draw:text-box>
        </draw:frame>
        <draw:frame draw:style-name="gr16" draw:text-style-name="P11" draw:layer="layout" svg:width="9.4cm" svg:height="0.763cm" svg:x="5.6cm" svg:y="9.261cm">
          <draw:text-box>
            <text:p><text:span text:style-name="T11">Asignatura <text:s text:c="9"/></text:span></text:p>
          </draw:text-box>
        </draw:frame>
        <draw:custom-shape draw:style-name="gr5" draw:text-style-name="P1" draw:layer="layout" svg:width="3.1cm" svg:height="0.6cm" svg:x="5.8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6" draw:layer="layout" svg:width="2cm" svg:height="0.7cm" svg:x="9.3cm" svg:y="9.9cm">
          <text:p text:style-name="P1"><text:span text:style-name="T14">Bus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1.6cm" svg:height="4cm" svg:x="5.1cm" svg:y="11.2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3.677cm" svg:height="0.763cm" svg:x="6.333cm" svg:y="12.037cm">
          <draw:text-box>
            <text:p><text:span text:style-name="T11">Cod-Asignatura</text:span></text:p>
          </draw:text-box>
        </draw:frame>
        <draw:custom-shape draw:style-name="gr11" draw:text-style-name="P1" draw:layer="layout" svg:width="5cm" svg:height="0.8cm" svg:x="8.2cm" svg:y="15.4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2.89cm" svg:height="0.763cm" svg:x="5.4cm" svg:y="15.337cm">
          <draw:text-box>
            <text:p><text:span text:style-name="T11">Descripción</text:span></text:p>
          </draw:text-box>
        </draw:frame>
        <draw:frame draw:style-name="gr4" draw:text-style-name="P17" draw:layer="layout" svg:width="7.855cm" svg:height="0.526cm" svg:x="5.677cm" svg:y="10.6cm">
          <draw:text-box>
            <text:p><text:span text:style-name="T15">* debe introducirse el nombre de la asignatura o su código asociado</text:span></text:p>
          </draw:text-box>
        </draw:frame>
        <draw:frame draw:style-name="gr4" draw:text-style-name="P5" draw:layer="layout" svg:width="1.649cm" svg:height="0.645cm" svg:x="4.3cm" svg:y="2.701cm">
          <draw:text-box>
            <text:p><text:span text:style-name="T3">Idioma:</text:span></text:p>
          </draw:text-box>
        </draw:frame>
        <draw:frame draw:style-name="gr6" draw:text-style-name="P1" draw:layer="layout" svg:width="0.6cm" svg:height="0.4cm" svg:x="5.9cm" svg:y="2.801cm">
          <draw:image xlink:href="Pictures/100000000000001C000000145E140F83.png" xlink:type="simple" xlink:show="embed" xlink:actuate="onLoad">
            <text:p/>
          </draw:image>
        </draw:frame>
        <draw:frame draw:style-name="gr6" draw:text-style-name="P1" draw:layer="layout" svg:width="0.6cm" svg:height="0.4cm" svg:x="6.5cm" svg:y="2.801cm">
          <draw:image xlink:href="Pictures/100000000000001D00000015634132B0.png" xlink:type="simple" xlink:show="embed" xlink:actuate="onLoad">
            <text:p/>
          </draw:image>
        </draw:frame>
        <draw:frame draw:style-name="gr6" draw:text-style-name="P1" draw:layer="layout" svg:width="0.607cm" svg:height="0.4cm" svg:x="7.1cm" svg:y="2.801cm">
          <draw:image xlink:href="Pictures/100000000000001700000010BCFB98F6.png" xlink:type="simple" xlink:show="embed" xlink:actuate="onLoad">
            <text:p/>
          </draw:image>
        </draw:frame>
        <draw:frame draw:style-name="gr6" draw:text-style-name="P1" draw:layer="layout" svg:width="0.507cm" svg:height="0.4cm" svg:x="7.7cm" svg:y="2.801cm">
          <draw:image xlink:href="Pictures/1000000000000017000000122BF17927.png" xlink:type="simple" xlink:show="embed" xlink:actuate="onLoad">
            <text:p/>
          </draw:image>
        </draw:frame>
        <draw:frame draw:style-name="gr6" draw:text-style-name="P1" draw:layer="layout" svg:width="0.7cm" svg:height="0.4cm" svg:x="8.2cm" svg:y="2.801cm">
          <draw:image xlink:href="Pictures/100000000000001B00000013F05B2946.png" xlink:type="simple" xlink:show="embed" xlink:actuate="onLoad">
            <text:p/>
          </draw:image>
        </draw:frame>
        <draw:frame draw:style-name="gr6" draw:text-style-name="P1" draw:layer="layout" svg:width="0.5cm" svg:height="0.4cm" svg:x="8.9cm" svg:y="2.801cm">
          <draw:image xlink:href="Pictures/10000000000000180000001182F7B112.png" xlink:type="simple" xlink:show="embed" xlink:actuate="onLoad">
            <text:p/>
          </draw:image>
        </draw:frame>
        <draw:frame draw:style-name="gr18" draw:text-style-name="P1" draw:layer="layout" svg:width="3.4cm" svg:height="0.608cm" svg:x="6.4cm" svg:y="12.8cm">
          <draw:text-box>
            <text:p text:style-name="P1"><text:span text:style-name="T16">666- Metodología y <text:s/></text:span></text:p>
          </draw:text-box>
        </draw:frame>
      </draw:page>
      <draw:page draw:name="page5" draw:style-name="dp1" draw:master-page-name="Predeterminado">
        <draw:custom-shape draw:style-name="gr1" draw:text-style-name="P1" draw:layer="layout" svg:width="13.2cm" svg:height="14.8cm" svg:x="4.199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cm" svg:height="3.95cm" svg:x="5.099cm" svg:y="3.45cm">
          <text:p text:style-name="P1"><text:span text:style-name="T1">CABECERA</text:span></text:p>
          <text:p text:style-name="P1"><text:span text:style-name="T1">Incluye el logotipo de CygnusCloud y </text:span></text:p>
          <text:p text:style-name="P1"><text:span text:style-name="T1">algún diseño de cabecera 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6cm" svg:height="0.8cm" svg:x="5.099cm" svg:y="7.5cm">
          <text:p text:style-name="P3"><text:span text:style-name="T2">Arrancar máquina <text:s text:c="2"/>Administrar servidores <text:s text:c="3"/>Administrar usuarios</text:span></text:p>
          <text:p text:style-name="P3"><text:span text:style-name="T2">Administrar asignatura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199cm" svg:y1="5.2cm" svg:x2="5.199cm" svg:y2="7.7cm">
          <text:p/>
        </draw:line>
        <draw:custom-shape draw:style-name="gr19" draw:text-style-name="P2" draw:layer="layout" svg:width="11.6cm" svg:height="4.6cm" svg:x="5.1cm" svg:y="10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4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5.1cm" svg:height="0.862cm" svg:x="12.199cm" svg:y="2.588cm">
          <draw:text-box>
            <text:p><text:span text:style-name="T11">Usuario: User1 <text:s text:c="3"/>Salir</text:span></text:p>
          </draw:text-box>
        </draw:frame>
        <draw:frame draw:style-name="gr4" draw:text-style-name="P11" draw:layer="layout" svg:width="4.947cm" svg:height="1.787cm" svg:x="0.072cm" svg:y="3.184cm">
          <draw:text-box>
            <text:p><text:span text:style-name="T11">Redirige a la</text:span></text:p>
            <text:p><text:span text:style-name="T11"><text:s/></text:span><text:span text:style-name="T11">página de arranque </text:span></text:p>
            <text:p><text:span text:style-name="T11">de máquinas virtuales</text:span></text:p>
          </draw:text-box>
        </draw:frame>
        <draw:frame draw:style-name="gr4" draw:text-style-name="P18" draw:layer="layout" svg:width="4.066cm" svg:height="1.673cm" svg:x="17cm" svg:y="4.127cm">
          <draw:text-box>
            <text:p><text:span text:style-name="T17">Seleccionado,</text:span></text:p>
            <text:p><text:span text:style-name="T17">No se podrá volver</text:span></text:p>
            <text:p><text:span text:style-name="T17"><text:s/></text:span><text:span text:style-name="T17">a pulsar.</text:span></text:p>
          </draw:text-box>
        </draw:frame>
        <draw:frame draw:style-name="gr13" draw:text-style-name="P13" draw:layer="layout" svg:width="4.16cm" svg:height="2.912cm" svg:x="17.14cm" svg:y="9.4cm">
          <draw:text-box>
            <text:p text:style-name="P1"><text:span text:style-name="T11">Redirecciona a la </text:span></text:p>
            <text:p text:style-name="P1"><text:span text:style-name="T11">página de </text:span></text:p>
            <text:p text:style-name="P1"><text:span text:style-name="T11">administración</text:span></text:p>
            <text:p text:style-name="P1"><text:span text:style-name="T11"><text:s/></text:span><text:span text:style-name="T11">de usuarios</text:span></text:p>
          </draw:text-box>
        </draw:frame>
        <draw:custom-shape draw:style-name="gr2" draw:text-style-name="P4" draw:layer="layout" svg:width="11.6cm" svg:height="0.8cm" svg:x="5.1cm" svg:y="8.3cm">
          <text:p text:style-name="P3"><text:span text:style-name="T2">Añadir/eliminar <text:s text:c="7"/>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9cm" svg:y1="5.8cm" svg:x2="10.5cm" svg:y2="7.6cm">
          <text:p/>
        </draw:line>
        <draw:line draw:style-name="gr3" draw:text-style-name="P14" draw:layer="layout" svg:x1="18.5cm" svg:y1="9.4cm" svg:x2="16.2cm" svg:y2="8.2cm">
          <text:p/>
        </draw:line>
        <draw:line draw:style-name="gr3" draw:text-style-name="P1" draw:layer="layout" svg:x1="2.8cm" svg:y1="8.8cm" svg:x2="5.4cm" svg:y2="9cm">
          <text:p/>
        </draw:line>
        <draw:frame draw:style-name="gr20" draw:text-style-name="P18" draw:layer="layout" svg:width="5.087cm" svg:height="2.147cm" svg:x="-0.2cm" svg:y="7.253cm">
          <draw:text-box>
            <text:p><text:span text:style-name="T17">Cambia a la subpágina</text:span></text:p>
            <text:p><text:span text:style-name="T17">De gestión de máquinas</text:span></text:p>
            <text:p><text:span text:style-name="T17">Virtuales en el servidor</text:span></text:p>
            <text:p><text:span text:style-name="T17"/></text:p>
          </draw:text-box>
        </draw:frame>
        <draw:frame draw:style-name="gr4" draw:text-style-name="P19" draw:layer="layout" svg:width="3.779cm" svg:height="0.962cm" svg:x="5.121cm" svg:y="9.1cm">
          <draw:text-box>
            <text:p><text:span text:style-name="T18">Servidores</text:span></text:p>
          </draw:text-box>
        </draw:frame>
        <draw:custom-shape draw:style-name="gr2" draw:text-style-name="P14" draw:layer="layout" svg:width="4.1cm" svg:height="0.7cm" svg:x="6.3cm" svg:y="14.8cm">
          <text:p text:style-name="P1"><text:span text:style-name="T5">Añadir Servid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1" draw:layer="layout" svg:width="2.8cm" svg:height="0.5cm" svg:x="8.9cm" svg:y="9.4cm">
          <text:p text:style-name="P20"><text:span text:style-name="T19">Server 1 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0.5cm" svg:height="0.5cm" svg:x="11.2cm" svg:y="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5cm" svg:height="0.6cm" svg:x="8.3cm" svg:y="10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5cm" svg:height="0.5cm" svg:x="8.3cm" svg:y="11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6.7cm" svg:height="0.5cm" svg:x="8.3cm" svg:y="1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4" draw:layer="layout" svg:width="3cm" svg:height="0.7cm" svg:x="10.5cm" svg:y="14.8cm">
          <text:p text:style-name="P1"><text:span text:style-name="T5">Elimina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1.2cm" svg:y1="9.5cm" svg:x2="11.4cm" svg:y2="9.8cm">
          <text:p/>
        </draw:line>
        <draw:line draw:style-name="gr10" draw:text-style-name="P1" draw:layer="layout" svg:x1="11.7cm" svg:y1="9.4cm" svg:x2="11.4cm" svg:y2="9.9cm">
          <text:p/>
        </draw:line>
        <draw:frame draw:style-name="gr4" draw:text-style-name="P18" draw:layer="layout" svg:width="2.128cm" svg:height="0.725cm" svg:x="5.4cm" svg:y="10.375cm">
          <draw:text-box>
            <text:p text:style-name="P18"><text:span text:style-name="T17">Nombre:</text:span></text:p>
          </draw:text-box>
        </draw:frame>
        <draw:frame draw:style-name="gr21" draw:text-style-name="P18" draw:layer="layout" svg:width="3.261cm" svg:height="0.725cm" svg:x="5.439cm" svg:y="11.2cm">
          <draw:text-box>
            <text:p text:style-name="P18"><text:span text:style-name="T17">Dirección IP:</text:span></text:p>
          </draw:text-box>
        </draw:frame>
        <draw:frame draw:style-name="gr21" draw:text-style-name="P18" draw:layer="layout" svg:width="3.261cm" svg:height="0.725cm" svg:x="5.439cm" svg:y="12.2cm">
          <draw:text-box>
            <text:p text:style-name="P18"><text:span text:style-name="T17">Puerto:</text:span></text:p>
          </draw:text-box>
        </draw:frame>
        <draw:line draw:style-name="gr3" draw:text-style-name="P1" draw:layer="layout" svg:x1="2.3cm" svg:y1="9.9cm" svg:x2="6.3cm" svg:y2="8.2cm">
          <text:p/>
        </draw:line>
        <draw:frame draw:style-name="gr13" draw:text-style-name="P13" draw:layer="layout" svg:width="4.16cm" svg:height="2.912cm" svg:x="-0.26cm" svg:y="9.8cm">
          <draw:text-box>
            <text:p text:style-name="P1"><text:span text:style-name="T11">Redirecciona a la </text:span></text:p>
            <text:p text:style-name="P1"><text:span text:style-name="T11">página de </text:span></text:p>
            <text:p text:style-name="P1"><text:span text:style-name="T11">administración</text:span></text:p>
            <text:p text:style-name="P1"><text:span text:style-name="T11"><text:s/></text:span><text:span text:style-name="T11">de asignaturas</text:span></text:p>
          </draw:text-box>
        </draw:frame>
        <draw:frame draw:style-name="gr4" draw:text-style-name="P5" draw:layer="layout" svg:width="1.649cm" svg:height="0.645cm" svg:x="4.3cm" svg:y="2.701cm">
          <draw:text-box>
            <text:p><text:span text:style-name="T3">Idioma:</text:span></text:p>
          </draw:text-box>
        </draw:frame>
        <draw:frame draw:style-name="gr6" draw:text-style-name="P1" draw:layer="layout" svg:width="0.6cm" svg:height="0.4cm" svg:x="5.9cm" svg:y="2.801cm">
          <draw:image xlink:href="Pictures/100000000000001C000000145E140F83.png" xlink:type="simple" xlink:show="embed" xlink:actuate="onLoad">
            <text:p/>
          </draw:image>
        </draw:frame>
        <draw:frame draw:style-name="gr6" draw:text-style-name="P1" draw:layer="layout" svg:width="0.6cm" svg:height="0.4cm" svg:x="6.5cm" svg:y="2.801cm">
          <draw:image xlink:href="Pictures/100000000000001D00000015634132B0.png" xlink:type="simple" xlink:show="embed" xlink:actuate="onLoad">
            <text:p/>
          </draw:image>
        </draw:frame>
        <draw:frame draw:style-name="gr6" draw:text-style-name="P1" draw:layer="layout" svg:width="0.607cm" svg:height="0.4cm" svg:x="7.1cm" svg:y="2.801cm">
          <draw:image xlink:href="Pictures/100000000000001700000010BCFB98F6.png" xlink:type="simple" xlink:show="embed" xlink:actuate="onLoad">
            <text:p/>
          </draw:image>
        </draw:frame>
        <draw:frame draw:style-name="gr6" draw:text-style-name="P1" draw:layer="layout" svg:width="0.507cm" svg:height="0.4cm" svg:x="7.7cm" svg:y="2.801cm">
          <draw:image xlink:href="Pictures/1000000000000017000000122BF17927.png" xlink:type="simple" xlink:show="embed" xlink:actuate="onLoad">
            <text:p/>
          </draw:image>
        </draw:frame>
        <draw:frame draw:style-name="gr6" draw:text-style-name="P1" draw:layer="layout" svg:width="0.7cm" svg:height="0.4cm" svg:x="8.2cm" svg:y="2.801cm">
          <draw:image xlink:href="Pictures/100000000000001B00000013F05B2946.png" xlink:type="simple" xlink:show="embed" xlink:actuate="onLoad">
            <text:p/>
          </draw:image>
        </draw:frame>
        <draw:frame draw:style-name="gr6" draw:text-style-name="P1" draw:layer="layout" svg:width="0.5cm" svg:height="0.4cm" svg:x="8.9cm" svg:y="2.801cm">
          <draw:image xlink:href="Pictures/10000000000000180000001182F7B112.png" xlink:type="simple" xlink:show="embed" xlink:actuate="onLoad">
            <text:p/>
          </draw:image>
        </draw:frame>
      </draw:page>
      <draw:page draw:name="page6" draw:style-name="dp1" draw:master-page-name="Predeterminado">
        <draw:custom-shape draw:style-name="gr1" draw:text-style-name="P1" draw:layer="layout" svg:width="13.2cm" svg:height="14.8cm" svg:x="4.199cm" svg:y="2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cm" svg:height="3.95cm" svg:x="5.099cm" svg:y="3.4cm">
          <text:p text:style-name="P1"><text:span text:style-name="T1">CABECERA</text:span></text:p>
          <text:p text:style-name="P1"><text:span text:style-name="T1">Incluye el logotipo de CygnusCloud y </text:span></text:p>
          <text:p text:style-name="P1"><text:span text:style-name="T1">algún diseño de cabecera 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6cm" svg:height="0.8cm" svg:x="5.099cm" svg:y="7.45cm">
          <text:p text:style-name="P3"><text:span text:style-name="T2">Arrancar máquina <text:s text:c="2"/>Administrar servidores <text:s text:c="3"/>Administrar usuarios</text:span></text:p>
          <text:p text:style-name="P3"><text:span text:style-name="T2">Administrar asignatura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199cm" svg:y1="5.15cm" svg:x2="5.199cm" svg:y2="7.65cm">
          <text:p/>
        </draw:line>
        <draw:custom-shape draw:style-name="gr2" draw:text-style-name="P2" draw:layer="layout" svg:width="11.6cm" svg:height="3.7cm" svg:x="5.1cm" svg:y="11.3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4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509cm" svg:height="0.878cm" svg:x="5.1cm" svg:y="11.322cm">
          <draw:text-box>
            <text:p><text:span text:style-name="T9">Servidor seleccionado</text:span></text:p>
          </draw:text-box>
        </draw:frame>
        <draw:frame draw:style-name="gr9" draw:text-style-name="P11" draw:layer="layout" svg:width="5.1cm" svg:height="0.862cm" svg:x="12.199cm" svg:y="2.538cm">
          <draw:text-box>
            <text:p><text:span text:style-name="T11">Usuario: User1 <text:s text:c="3"/>Salir</text:span></text:p>
          </draw:text-box>
        </draw:frame>
        <draw:frame draw:style-name="gr4" draw:text-style-name="P11" draw:layer="layout" svg:width="4.947cm" svg:height="1.787cm" svg:x="0.072cm" svg:y="3.134cm">
          <draw:text-box>
            <text:p><text:span text:style-name="T11">Redirige a la</text:span></text:p>
            <text:p><text:span text:style-name="T11"><text:s/></text:span><text:span text:style-name="T11">página de arranque </text:span></text:p>
            <text:p><text:span text:style-name="T11">de máquinas virtuales</text:span></text:p>
          </draw:text-box>
        </draw:frame>
        <draw:frame draw:style-name="gr4" draw:text-style-name="P18" draw:layer="layout" svg:width="4.066cm" svg:height="1.673cm" svg:x="17cm" svg:y="4.077cm">
          <draw:text-box>
            <text:p><text:span text:style-name="T17">Seleccionado,</text:span></text:p>
            <text:p><text:span text:style-name="T17">No se podrá volver</text:span></text:p>
            <text:p><text:span text:style-name="T17"><text:s/></text:span><text:span text:style-name="T17">a pulsar.</text:span></text:p>
          </draw:text-box>
        </draw:frame>
        <draw:frame draw:style-name="gr13" draw:text-style-name="P13" draw:layer="layout" svg:width="4.16cm" svg:height="2.912cm" svg:x="17.14cm" svg:y="9.35cm">
          <draw:text-box>
            <text:p text:style-name="P1"><text:span text:style-name="T11">Redirecciona a la </text:span></text:p>
            <text:p text:style-name="P1"><text:span text:style-name="T11">página de </text:span></text:p>
            <text:p text:style-name="P1"><text:span text:style-name="T11">administración</text:span></text:p>
            <text:p text:style-name="P1"><text:span text:style-name="T11"><text:s/></text:span><text:span text:style-name="T11">de usuarios</text:span></text:p>
          </draw:text-box>
        </draw:frame>
        <draw:frame draw:style-name="gr22" draw:layer="layout" svg:width="1.569cm" svg:height="3.522cm" svg:x="5.5cm" svg:y="12.1cm">
          <draw:text-box>
            <text:p><text:span text:style-name="T11">VM 1</text:span></text:p>
            <text:p><text:span text:style-name="T11">VM 2</text:span></text:p>
            <text:p><text:span text:style-name="T11">VM 3</text:span></text:p>
            <text:p><text:span text:style-name="T11">VM 4</text:span></text:p>
            <text:p><text:span text:style-name="T11">VM 5</text:span></text:p>
            <text:p><text:span text:style-name="T11"><text:s text:c="4"/></text:span><text:s text:c="2"/></text:p>
          </draw:text-box>
        </draw:frame>
        <draw:custom-shape draw:style-name="gr5" draw:text-style-name="P1" draw:layer="layout" svg:width="2.3cm" svg:height="0.7cm" svg:x="12.1cm" svg:y="1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cm" svg:height="0.7cm" svg:x="13.8cm" svg:y="15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1cm" svg:y1="16.1cm" svg:x2="14.4cm" svg:y2="15.5cm">
          <text:p/>
        </draw:line>
        <draw:line draw:style-name="gr10" draw:text-style-name="P1" draw:layer="layout" svg:x1="13.8cm" svg:y1="15.6cm" svg:x2="14.1cm" svg:y2="16.1cm">
          <text:p/>
        </draw:line>
        <draw:custom-shape draw:style-name="gr2" draw:text-style-name="P4" draw:layer="layout" svg:width="11.6cm" svg:height="0.8cm" svg:x="5.1cm" svg:y="8.25cm">
          <text:p text:style-name="P3"><text:span text:style-name="T2">Añadir/eliminar <text:s text:c="9"/>Mover máquina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9cm" svg:y1="5.75cm" svg:x2="10.5cm" svg:y2="7.55cm">
          <text:p/>
        </draw:line>
        <draw:line draw:style-name="gr3" draw:text-style-name="P14" draw:layer="layout" svg:x1="18.5cm" svg:y1="9.35cm" svg:x2="16.2cm" svg:y2="8.15cm">
          <text:p/>
        </draw:line>
        <draw:line draw:style-name="gr3" draw:text-style-name="P1" draw:layer="layout" svg:x1="2.6cm" svg:y1="8.1cm" svg:x2="5.4cm" svg:y2="8.95cm">
          <text:p/>
        </draw:line>
        <draw:frame draw:style-name="gr23" draw:text-style-name="P18" draw:layer="layout" svg:width="4.066cm" svg:height="1.8cm" svg:x="0cm" svg:y="6.95cm">
          <draw:text-box>
            <text:p><text:span text:style-name="T17">Seleccionado,</text:span></text:p>
            <text:p><text:span text:style-name="T17">No se podrá volver</text:span></text:p>
            <text:p><text:span text:style-name="T17"><text:s/></text:span><text:span text:style-name="T17">a pulsar.</text:span></text:p>
          </draw:text-box>
        </draw:frame>
        <draw:line draw:style-name="gr3" draw:text-style-name="P1" draw:layer="layout" svg:x1="2.8cm" svg:y1="9.65cm" svg:x2="9.7cm" svg:y2="8.85cm">
          <text:p/>
        </draw:line>
        <draw:frame draw:style-name="gr20" draw:text-style-name="P18" draw:layer="layout" svg:width="5.087cm" svg:height="2.147cm" svg:x="-0.066cm" svg:y="9.65cm">
          <draw:text-box>
            <text:p><text:span text:style-name="T17">Cambia a la subpágina</text:span></text:p>
            <text:p><text:span text:style-name="T17">De gestión de máquinas</text:span></text:p>
            <text:p><text:span text:style-name="T17">Virtuales en el servidor</text:span></text:p>
            <text:p><text:span text:style-name="T17"/></text:p>
          </draw:text-box>
        </draw:frame>
        <draw:custom-shape draw:style-name="gr2" draw:text-style-name="P2" draw:layer="layout" svg:width="11.6cm" svg:height="1.5cm" svg:x="5.1cm" svg:y="9.6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4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5.523cm" svg:height="1.178cm" svg:x="5.2cm" svg:y="10.022cm">
          <draw:text-box>
            <text:p><text:span text:style-name="T20">Seleccione un servidor</text:span></text:p>
          </draw:text-box>
        </draw:frame>
        <draw:custom-shape draw:style-name="gr2" draw:text-style-name="P14" draw:layer="layout" svg:width="4.1cm" svg:height="0.7cm" svg:x="10.8cm" svg:y="10cm">
          <text:p text:style-name="P1"><text:span text:style-name="T5">Servidor1 <text:s text:c="8"/>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7cm" svg:height="0.7cm" svg:x="13.83cm" svg:y="10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365cm" svg:y1="10.6cm" svg:x2="14.9cm" svg:y2="10cm">
          <text:p/>
        </draw:line>
        <draw:line draw:style-name="gr10" draw:text-style-name="P1" draw:layer="layout" svg:x1="13.83cm" svg:y1="10.1cm" svg:x2="14.365cm" svg:y2="10.6cm">
          <text:p/>
        </draw:line>
        <draw:custom-shape draw:style-name="gr5" draw:text-style-name="P1" draw:layer="layout" svg:width="0.5cm" svg:height="0.5cm" svg:x="6.9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6.9cm" svg:y="1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6.9cm" svg:y="13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6.9cm" svg:y="13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6.9cm" svg:y="14.2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9cm" svg:y1="14.7cm" svg:x2="7.4cm" svg:y2="14.3cm">
          <text:p/>
        </draw:line>
        <draw:line draw:style-name="gr10" draw:text-style-name="P1" draw:layer="layout" svg:x1="6.9cm" svg:y1="14.2cm" svg:x2="7.4cm" svg:y2="14.7cm">
          <text:p/>
        </draw:line>
        <draw:custom-shape draw:style-name="gr2" draw:text-style-name="P13" draw:layer="layout" svg:width="2cm" svg:height="0.7cm" svg:x="7.1cm" svg:y="15.4cm">
          <text:p text:style-name="P1"><text:span text:style-name="T11">Elimin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6" draw:layer="layout" svg:width="2.432cm" svg:height="0.806cm" svg:x="9.768cm" svg:y="15.394cm">
          <draw:text-box>
            <text:p><text:span text:style-name="T5">Mover a:</text:span></text:p>
          </draw:text-box>
        </draw:frame>
        <draw:line draw:style-name="gr3" draw:text-style-name="P1" draw:layer="layout" svg:x1="2.9cm" svg:y1="12.5cm" svg:x2="6.3cm" svg:y2="8.2cm">
          <text:p/>
        </draw:line>
        <draw:frame draw:style-name="gr13" draw:text-style-name="P13" draw:layer="layout" svg:width="4.16cm" svg:height="2.912cm" svg:x="0cm" svg:y="12.4cm">
          <draw:text-box>
            <text:p text:style-name="P1"><text:span text:style-name="T11">Redirecciona a la </text:span></text:p>
            <text:p text:style-name="P1"><text:span text:style-name="T11">página de </text:span></text:p>
            <text:p text:style-name="P1"><text:span text:style-name="T11">administración</text:span></text:p>
            <text:p text:style-name="P1"><text:span text:style-name="T11"><text:s/></text:span><text:span text:style-name="T11">de asignaturas</text:span></text:p>
          </draw:text-box>
        </draw:frame>
        <draw:frame draw:style-name="gr4" draw:text-style-name="P5" draw:layer="layout" svg:width="1.649cm" svg:height="0.645cm" svg:x="4.3cm" svg:y="2.555cm">
          <draw:text-box>
            <text:p><text:span text:style-name="T3">Idioma:</text:span></text:p>
          </draw:text-box>
        </draw:frame>
        <draw:frame draw:style-name="gr6" draw:text-style-name="P1" draw:layer="layout" svg:width="0.6cm" svg:height="0.4cm" svg:x="5.9cm" svg:y="2.655cm">
          <draw:image xlink:href="Pictures/100000000000001C000000145E140F83.png" xlink:type="simple" xlink:show="embed" xlink:actuate="onLoad">
            <text:p/>
          </draw:image>
        </draw:frame>
        <draw:frame draw:style-name="gr6" draw:text-style-name="P1" draw:layer="layout" svg:width="0.6cm" svg:height="0.4cm" svg:x="6.5cm" svg:y="2.655cm">
          <draw:image xlink:href="Pictures/100000000000001D00000015634132B0.png" xlink:type="simple" xlink:show="embed" xlink:actuate="onLoad">
            <text:p/>
          </draw:image>
        </draw:frame>
        <draw:frame draw:style-name="gr6" draw:text-style-name="P1" draw:layer="layout" svg:width="0.607cm" svg:height="0.4cm" svg:x="7.1cm" svg:y="2.655cm">
          <draw:image xlink:href="Pictures/100000000000001700000010BCFB98F6.png" xlink:type="simple" xlink:show="embed" xlink:actuate="onLoad">
            <text:p/>
          </draw:image>
        </draw:frame>
        <draw:frame draw:style-name="gr6" draw:text-style-name="P1" draw:layer="layout" svg:width="0.507cm" svg:height="0.4cm" svg:x="7.7cm" svg:y="2.655cm">
          <draw:image xlink:href="Pictures/1000000000000017000000122BF17927.png" xlink:type="simple" xlink:show="embed" xlink:actuate="onLoad">
            <text:p/>
          </draw:image>
        </draw:frame>
        <draw:frame draw:style-name="gr6" draw:text-style-name="P1" draw:layer="layout" svg:width="0.7cm" svg:height="0.4cm" svg:x="8.2cm" svg:y="2.655cm">
          <draw:image xlink:href="Pictures/100000000000001B00000013F05B2946.png" xlink:type="simple" xlink:show="embed" xlink:actuate="onLoad">
            <text:p/>
          </draw:image>
        </draw:frame>
        <draw:frame draw:style-name="gr6" draw:text-style-name="P1" draw:layer="layout" svg:width="0.5cm" svg:height="0.4cm" svg:x="8.9cm" svg:y="2.655cm">
          <draw:image xlink:href="Pictures/10000000000000180000001182F7B112.png" xlink:type="simple" xlink:show="embed" xlink:actuate="onLoad">
            <text:p/>
          </draw:image>
        </draw:frame>
      </draw:page>
      <draw:page draw:name="page7" draw:style-name="dp1" draw:master-page-name="Predeterminado">
        <draw:custom-shape draw:style-name="gr12" draw:text-style-name="P1" draw:layer="layout" svg:width="13.2cm" svg:height="14.8cm" svg:x="4.126cm" svg:y="2.2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cm" svg:height="3.95cm" svg:x="5.099cm" svg:y="3.4cm">
          <text:p text:style-name="P1"><text:span text:style-name="T1">CABECERA</text:span></text:p>
          <text:p text:style-name="P1"><text:span text:style-name="T1">Incluye el logotipo de CygnusCloud y </text:span></text:p>
          <text:p text:style-name="P1"><text:span text:style-name="T1">algún diseño de cabecera 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6cm" svg:height="0.8cm" svg:x="5.099cm" svg:y="7.45cm">
          <text:p text:style-name="P3"><text:span text:style-name="T2">Arrancar máquina <text:s text:c="2"/>Administrar servidores <text:s text:c="3"/>Administrar usuarios</text:span></text:p>
          <text:p text:style-name="P3"><text:span text:style-name="T2">Administrar asignatura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199cm" svg:y1="5.15cm" svg:x2="5.199cm" svg:y2="7.65cm">
          <text:p/>
        </draw:line>
        <draw:frame draw:style-name="gr9" draw:text-style-name="P11" draw:layer="layout" svg:width="5.1cm" svg:height="0.862cm" svg:x="12.199cm" svg:y="2.538cm">
          <draw:text-box>
            <text:p><text:span text:style-name="T11">Usuario: User1 <text:s text:c="3"/>Salir</text:span></text:p>
          </draw:text-box>
        </draw:frame>
        <draw:custom-shape draw:style-name="gr5" draw:text-style-name="P1" draw:layer="layout" svg:width="3.3cm" svg:height="0.4cm" svg:x="5.4cm" svg:y="10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cm" svg:height="0.4cm" svg:x="10.7cm" svg:y="10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cm" svg:height="0.4cm" svg:x="12.4cm" svg:y="10.7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4cm" svg:y1="10.7cm" svg:x2="12.7cm" svg:y2="11.043cm">
          <text:p/>
        </draw:line>
        <draw:line draw:style-name="gr10" draw:text-style-name="P1" draw:layer="layout" svg:x1="12.7cm" svg:y1="11.067cm" svg:x2="13cm" svg:y2="10.7cm">
          <text:p/>
        </draw:line>
        <draw:custom-shape draw:style-name="gr2" draw:text-style-name="P13" draw:layer="layout" svg:width="3.5cm" svg:height="0.7cm" svg:x="9.2cm" svg:y="16.3cm">
          <text:p text:style-name="P1"><text:span text:style-name="T11">Añadir Usuari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8" draw:layer="layout" svg:width="4.066cm" svg:height="1.673cm" svg:x="16.934cm" svg:y="9.427cm">
          <draw:text-box>
            <text:p><text:span text:style-name="T17">Seleccionado,</text:span></text:p>
            <text:p><text:span text:style-name="T17">No se podrá volver</text:span></text:p>
            <text:p><text:span text:style-name="T17"><text:s/></text:span><text:span text:style-name="T17">a pulsar.</text:span></text:p>
          </draw:text-box>
        </draw:frame>
        <draw:frame draw:style-name="gr4" draw:text-style-name="P11" draw:layer="layout" svg:width="4.947cm" svg:height="1.787cm" svg:x="0.073cm" svg:y="3.185cm">
          <draw:text-box>
            <text:p><text:span text:style-name="T11">Redirige a la</text:span></text:p>
            <text:p><text:span text:style-name="T11"><text:s/></text:span><text:span text:style-name="T11">página de arranque </text:span></text:p>
            <text:p><text:span text:style-name="T11">de máquinas virtuales</text:span></text:p>
          </draw:text-box>
        </draw:frame>
        <draw:frame draw:style-name="gr13" draw:text-style-name="P13" draw:layer="layout" svg:width="4.16cm" svg:height="2.912cm" svg:x="-0.3cm" svg:y="6.588cm">
          <draw:text-box>
            <text:p text:style-name="P1"><text:span text:style-name="T11">Redirecciona a la </text:span></text:p>
            <text:p text:style-name="P1"><text:span text:style-name="T11">página de </text:span></text:p>
            <text:p text:style-name="P1"><text:span text:style-name="T11">administración</text:span></text:p>
            <text:p text:style-name="P1"><text:span text:style-name="T11"><text:s/></text:span><text:span text:style-name="T11">de servidores</text:span></text:p>
          </draw:text-box>
        </draw:frame>
        <draw:custom-shape draw:style-name="gr17" draw:text-style-name="P1" draw:layer="layout" svg:width="11.6cm" svg:height="2.8cm" svg:x="5cm" svg:y="9.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7.127cm" svg:height="0.878cm" svg:x="5.136cm" svg:y="9.538cm">
          <draw:text-box>
            <text:p><text:span text:style-name="T9">Añadir un nuevo usuario</text:span></text:p>
          </draw:text-box>
        </draw:frame>
        <draw:frame draw:style-name="gr26" draw:layer="layout" svg:width="2.6cm" svg:height="0.962cm" svg:x="5.2cm" svg:y="10.038cm">
          <draw:text-box>
            <text:p><text:span text:style-name="T2">Nombre</text:span><text:span text:style-name="T11"> <text:s text:c="3"/></text:span><text:s text:c="2"/></text:p>
          </draw:text-box>
        </draw:frame>
        <draw:custom-shape draw:style-name="gr2" draw:text-style-name="P4" draw:layer="layout" svg:width="11.6cm" svg:height="0.8cm" svg:x="5.1cm" svg:y="8.3cm">
          <text:p text:style-name="P3"><text:span text:style-name="T2">Eliminar <text:s text:c="6"/>Añadir <text:s text:c="3"/>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4cm" svg:y1="8.2cm" svg:x2="9.1cm" svg:y2="7.6cm">
          <text:p/>
        </draw:line>
        <draw:custom-shape draw:style-name="gr5" draw:text-style-name="P1" draw:layer="layout" svg:width="3.4cm" svg:height="0.4cm" svg:x="5.4cm" svg:y="11.7cm">
          <text:p/>
          <draw:enhanced-geometry svg:viewBox="0 0 21600 21600" draw:type="rectangle" draw:enhanced-path="M 0 0 L 21600 0 21600 21600 0 21600 0 0 Z N"/>
        </draw:custom-shape>
        <draw:frame draw:style-name="gr27" draw:layer="layout" svg:width="3.3cm" svg:height="1.699cm" svg:x="5.1cm" svg:y="10.9cm">
          <draw:text-box>
            <text:p><text:span text:style-name="T17">Contraseña </text:span><text:span text:style-name="T11"><text:s text:c="2"/></text:span><text:s text:c="2"/></text:p>
          </draw:text-box>
        </draw:frame>
        <draw:frame draw:style-name="gr26" draw:layer="layout" svg:width="2.6cm" svg:height="0.962cm" svg:x="10.4cm" svg:y="9.938cm">
          <draw:text-box>
            <text:p><text:span text:style-name="T17">Grupo</text:span><text:span text:style-name="T11"> <text:s text:c="3"/></text:span><text:s text:c="2"/></text:p>
          </draw:text-box>
        </draw:frame>
        <draw:custom-shape draw:style-name="gr17" draw:text-style-name="P1" draw:layer="layout" svg:width="11.6cm" svg:height="2.3cm" svg:x="5cm" svg:y="12.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99cm" svg:height="0.878cm" svg:x="5.073cm" svg:y="12.422cm">
          <draw:text-box>
            <text:p><text:span text:style-name="T9">Añadir asignaturas</text:span></text:p>
          </draw:text-box>
        </draw:frame>
        <draw:frame draw:style-name="gr4" draw:text-style-name="P8" draw:layer="layout" svg:width="7.127cm" svg:height="0.878cm" svg:x="5.137cm" svg:y="9.538cm">
          <draw:text-box>
            <text:p><text:span text:style-name="T9">Añadir un nuevo usuario</text:span></text:p>
          </draw:text-box>
        </draw:frame>
        <draw:custom-shape draw:style-name="gr5" draw:text-style-name="P1" draw:layer="layout" svg:width="3.3cm" svg:height="0.4cm" svg:x="5.4cm" svg:y="10.8cm">
          <text:p/>
          <draw:enhanced-geometry svg:viewBox="0 0 21600 21600" draw:type="rectangle" draw:enhanced-path="M 0 0 L 21600 0 21600 21600 0 21600 0 0 Z N"/>
        </draw:custom-shape>
        <draw:frame draw:style-name="gr26" draw:layer="layout" svg:width="2.6cm" svg:height="0.962cm" svg:x="5.2cm" svg:y="10.038cm">
          <draw:text-box>
            <text:p><text:span text:style-name="T2">Nombre</text:span><text:span text:style-name="T11"> <text:s text:c="3"/></text:span><text:s text:c="2"/></text:p>
          </draw:text-box>
        </draw:frame>
        <draw:custom-shape draw:style-name="gr5" draw:text-style-name="P1" draw:layer="layout" svg:width="3.3cm" svg:height="0.4cm" svg:x="5.4cm" svg:y="10.8cm">
          <text:p/>
          <draw:enhanced-geometry svg:viewBox="0 0 21600 21600" draw:type="rectangle" draw:enhanced-path="M 0 0 L 21600 0 21600 21600 0 21600 0 0 Z N"/>
        </draw:custom-shape>
        <draw:frame draw:style-name="gr26" draw:layer="layout" svg:width="2.6cm" svg:height="0.962cm" svg:x="5.2cm" svg:y="10.038cm">
          <draw:text-box>
            <text:p><text:span text:style-name="T2">Nombre</text:span><text:span text:style-name="T11"> <text:s text:c="3"/></text:span><text:s text:c="2"/></text:p>
          </draw:text-box>
        </draw:frame>
        <draw:custom-shape draw:style-name="gr5" draw:text-style-name="P1" draw:layer="layout" svg:width="1.5cm" svg:height="0.4cm" svg:x="5.5cm" svg:y="13.8cm">
          <text:p/>
          <draw:enhanced-geometry svg:viewBox="0 0 21600 21600" draw:type="rectangle" draw:enhanced-path="M 0 0 L 21600 0 21600 21600 0 21600 0 0 Z N"/>
        </draw:custom-shape>
        <draw:frame draw:style-name="gr26" draw:layer="layout" svg:width="2cm" svg:height="1.474cm" svg:x="5.3cm" svg:y="13.038cm">
          <draw:text-box>
            <text:p><text:span text:style-name="T17">Código </text:span><text:span text:style-name="T11"><text:s/></text:span><text:s text:c="2"/></text:p>
          </draw:text-box>
        </draw:frame>
        <draw:custom-shape draw:style-name="gr5" draw:text-style-name="P1" draw:layer="layout" svg:width="3.3cm" svg:height="0.4cm" svg:x="5.4cm" svg:y="10.8cm">
          <text:p/>
          <draw:enhanced-geometry svg:viewBox="0 0 21600 21600" draw:type="rectangle" draw:enhanced-path="M 0 0 L 21600 0 21600 21600 0 21600 0 0 Z N"/>
        </draw:custom-shape>
        <draw:frame draw:style-name="gr26" draw:layer="layout" svg:width="2.6cm" svg:height="0.962cm" svg:x="5.2cm" svg:y="10.038cm">
          <draw:text-box>
            <text:p><text:span text:style-name="T2">Nombre</text:span><text:span text:style-name="T11"> <text:s text:c="3"/></text:span><text:s text:c="2"/></text:p>
          </draw:text-box>
        </draw:frame>
        <draw:custom-shape draw:style-name="gr5" draw:text-style-name="P1" draw:layer="layout" svg:width="1.5cm" svg:height="0.4cm" svg:x="7.6cm" svg:y="13.8cm">
          <text:p/>
          <draw:enhanced-geometry svg:viewBox="0 0 21600 21600" draw:type="rectangle" draw:enhanced-path="M 0 0 L 21600 0 21600 21600 0 21600 0 0 Z N"/>
        </draw:custom-shape>
        <draw:frame draw:style-name="gr26" draw:layer="layout" svg:width="2cm" svg:height="1.673cm" svg:x="7.4cm" svg:y="12.927cm">
          <draw:text-box>
            <text:p><text:span text:style-name="T17">Grupo </text:span><text:span text:style-name="T11"><text:s/></text:span><text:s text:c="2"/></text:p>
          </draw:text-box>
        </draw:frame>
        <draw:custom-shape draw:style-name="gr2" draw:text-style-name="P13" draw:layer="layout" svg:width="1.9cm" svg:height="0.7cm" svg:x="9.7cm" svg:y="13.6cm">
          <text:p text:style-name="P1"><text:span text:style-name="T11">Añadi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.3cm" svg:height="0.7cm" svg:x="12cm" svg:y="13.6cm">
          <text:p text:style-name="P1"><text:span text:style-name="T11">Eliminar última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4" draw:layer="layout" svg:x1="18.5cm" svg:y1="9.35cm" svg:x2="16.2cm" svg:y2="8.15cm">
          <text:p/>
        </draw:line>
        <draw:line draw:style-name="gr3" draw:text-style-name="P1" draw:layer="layout" svg:x1="2.3cm" svg:y1="9.9cm" svg:x2="6.3cm" svg:y2="8.2cm">
          <text:p/>
        </draw:line>
        <draw:frame draw:style-name="gr13" draw:text-style-name="P13" draw:layer="layout" svg:width="4.16cm" svg:height="2.912cm" svg:x="-0.26cm" svg:y="9.8cm">
          <draw:text-box>
            <text:p text:style-name="P1"><text:span text:style-name="T11">Redirecciona a la </text:span></text:p>
            <text:p text:style-name="P1"><text:span text:style-name="T11">página de </text:span></text:p>
            <text:p text:style-name="P1"><text:span text:style-name="T11">administración</text:span></text:p>
            <text:p text:style-name="P1"><text:span text:style-name="T11"><text:s/></text:span><text:span text:style-name="T11">de asignaturas</text:span></text:p>
          </draw:text-box>
        </draw:frame>
        <draw:frame draw:style-name="gr4" draw:text-style-name="P5" draw:layer="layout" svg:width="1.649cm" svg:height="0.645cm" svg:x="4.3cm" svg:y="2.401cm">
          <draw:text-box>
            <text:p><text:span text:style-name="T3">Idioma:</text:span></text:p>
          </draw:text-box>
        </draw:frame>
        <draw:frame draw:style-name="gr6" draw:text-style-name="P1" draw:layer="layout" svg:width="0.6cm" svg:height="0.4cm" svg:x="5.9cm" svg:y="2.501cm">
          <draw:image xlink:href="Pictures/100000000000001C000000145E140F83.png" xlink:type="simple" xlink:show="embed" xlink:actuate="onLoad">
            <text:p/>
          </draw:image>
        </draw:frame>
        <draw:frame draw:style-name="gr6" draw:text-style-name="P1" draw:layer="layout" svg:width="0.6cm" svg:height="0.4cm" svg:x="6.5cm" svg:y="2.501cm">
          <draw:image xlink:href="Pictures/100000000000001D00000015634132B0.png" xlink:type="simple" xlink:show="embed" xlink:actuate="onLoad">
            <text:p/>
          </draw:image>
        </draw:frame>
        <draw:frame draw:style-name="gr6" draw:text-style-name="P1" draw:layer="layout" svg:width="0.607cm" svg:height="0.4cm" svg:x="7.1cm" svg:y="2.501cm">
          <draw:image xlink:href="Pictures/100000000000001700000010BCFB98F6.png" xlink:type="simple" xlink:show="embed" xlink:actuate="onLoad">
            <text:p/>
          </draw:image>
        </draw:frame>
        <draw:frame draw:style-name="gr6" draw:text-style-name="P1" draw:layer="layout" svg:width="0.507cm" svg:height="0.4cm" svg:x="7.7cm" svg:y="2.501cm">
          <draw:image xlink:href="Pictures/1000000000000017000000122BF17927.png" xlink:type="simple" xlink:show="embed" xlink:actuate="onLoad">
            <text:p/>
          </draw:image>
        </draw:frame>
        <draw:frame draw:style-name="gr6" draw:text-style-name="P1" draw:layer="layout" svg:width="0.7cm" svg:height="0.4cm" svg:x="8.2cm" svg:y="2.501cm">
          <draw:image xlink:href="Pictures/100000000000001B00000013F05B2946.png" xlink:type="simple" xlink:show="embed" xlink:actuate="onLoad">
            <text:p/>
          </draw:image>
        </draw:frame>
        <draw:frame draw:style-name="gr6" draw:text-style-name="P1" draw:layer="layout" svg:width="0.5cm" svg:height="0.4cm" svg:x="8.9cm" svg:y="2.501cm">
          <draw:image xlink:href="Pictures/10000000000000180000001182F7B112.png" xlink:type="simple" xlink:show="embed" xlink:actuate="onLoad">
            <text:p/>
          </draw:image>
        </draw:frame>
      </draw:page>
      <draw:page draw:name="page8" draw:style-name="dp1" draw:master-page-name="Predeterminado">
        <draw:custom-shape draw:style-name="gr12" draw:text-style-name="P1" draw:layer="layout" svg:width="13.2cm" svg:height="14.8cm" svg:x="4.2cm" svg:y="2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cm" svg:height="3.95cm" svg:x="5.099cm" svg:y="3.35cm">
          <text:p text:style-name="P1"><text:span text:style-name="T1">CABECERA</text:span></text:p>
          <text:p text:style-name="P1"><text:span text:style-name="T1">Incluye el logotipo de CygnusCloud y </text:span></text:p>
          <text:p text:style-name="P1"><text:span text:style-name="T1">algún diseño de cabecera 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6cm" svg:height="0.8cm" svg:x="5.099cm" svg:y="7.4cm">
          <text:p text:style-name="P3"><text:span text:style-name="T2">Arrancar máquina <text:s text:c="2"/>Administrar servidores <text:s text:c="3"/>Administrar usuarios</text:span></text:p>
          <text:p text:style-name="P3"><text:span text:style-name="T2">Administrar asignatura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199cm" svg:y1="5.1cm" svg:x2="5.199cm" svg:y2="7.6cm">
          <text:p/>
        </draw:line>
        <draw:custom-shape draw:style-name="gr2" draw:text-style-name="P2" draw:layer="layout" svg:width="11.6cm" svg:height="3.05cm" svg:x="5.1cm" svg:y="9.0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4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4.977cm" svg:height="0.878cm" svg:x="5.1cm" svg:y="9.25cm">
          <draw:text-box>
            <text:p><text:span text:style-name="T9">Buscar Usuarios</text:span></text:p>
          </draw:text-box>
        </draw:frame>
        <draw:custom-shape draw:style-name="gr5" draw:text-style-name="P14" draw:layer="layout" svg:width="3.9cm" svg:height="0.8cm" svg:x="5.4cm" svg:y="10.85cm">
          <text:p/>
          <draw:enhanced-geometry svg:viewBox="0 0 21600 21600" draw:type="rectangle" draw:enhanced-path="M 0 0 L 21600 0 21600 21600 0 21600 0 0 Z N"/>
        </draw:custom-shape>
        <draw:frame draw:style-name="gr26" draw:layer="layout" svg:width="6.213cm" svg:height="0.962cm" svg:x="5.3cm" svg:y="9.95cm">
          <draw:text-box>
            <text:p><text:span text:style-name="T11">Nombre <text:s text:c="17"/>Grupo </text:span><text:s text:c="2"/></text:p>
          </draw:text-box>
        </draw:frame>
        <draw:frame draw:style-name="gr9" draw:text-style-name="P11" draw:layer="layout" svg:width="5.1cm" svg:height="0.862cm" svg:x="12.199cm" svg:y="2.488cm">
          <draw:text-box>
            <text:p><text:span text:style-name="T11">Usuario: User1 <text:s text:c="3"/>Salir</text:span></text:p>
          </draw:text-box>
        </draw:frame>
        <draw:custom-shape draw:style-name="gr5" draw:text-style-name="P1" draw:layer="layout" svg:width="2.3cm" svg:height="0.7cm" svg:x="9.4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cm" svg:height="0.6cm" svg:x="11.1cm" svg:y="10.9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1.1cm" svg:y1="10.9cm" svg:x2="11.4cm" svg:y2="11.5cm">
          <text:p/>
        </draw:line>
        <draw:line draw:style-name="gr10" draw:text-style-name="P1" draw:layer="layout" svg:x1="11.4cm" svg:y1="11.55cm" svg:x2="11.7cm" svg:y2="10.9cm">
          <text:p/>
        </draw:line>
        <draw:line draw:style-name="gr3" draw:text-style-name="P14" draw:layer="layout" svg:x1="18.5cm" svg:y1="9.3cm" svg:x2="16.2cm" svg:y2="8.1cm">
          <text:p/>
        </draw:line>
        <draw:frame draw:style-name="gr4" draw:text-style-name="P18" draw:layer="layout" svg:width="4.066cm" svg:height="1.673cm" svg:x="16.934cm" svg:y="9.377cm">
          <draw:text-box>
            <text:p><text:span text:style-name="T17">Seleccionado,</text:span></text:p>
            <text:p><text:span text:style-name="T17">No se podrá volver</text:span></text:p>
            <text:p><text:span text:style-name="T17"><text:s/></text:span><text:span text:style-name="T17">a pulsar.</text:span></text:p>
          </draw:text-box>
        </draw:frame>
        <draw:frame draw:style-name="gr4" draw:text-style-name="P11" draw:layer="layout" svg:width="4.947cm" svg:height="1.787cm" svg:x="0.073cm" svg:y="3.135cm">
          <draw:text-box>
            <text:p><text:span text:style-name="T11">Redirige a la</text:span></text:p>
            <text:p><text:span text:style-name="T11"><text:s/></text:span><text:span text:style-name="T11">página de arranque </text:span></text:p>
            <text:p><text:span text:style-name="T11">de máquinas virtuales</text:span></text:p>
          </draw:text-box>
        </draw:frame>
        <draw:frame draw:style-name="gr13" draw:text-style-name="P13" draw:layer="layout" svg:width="4.16cm" svg:height="2.912cm" svg:x="-0.06cm" svg:y="6.388cm">
          <draw:text-box>
            <text:p text:style-name="P1"><text:span text:style-name="T11">Redirecciona a la </text:span></text:p>
            <text:p text:style-name="P1"><text:span text:style-name="T11">página de </text:span></text:p>
            <text:p text:style-name="P1"><text:span text:style-name="T11">administración</text:span></text:p>
            <text:p text:style-name="P1"><text:span text:style-name="T11"><text:s/></text:span><text:span text:style-name="T11">de servidores</text:span></text:p>
          </draw:text-box>
        </draw:frame>
        <draw:custom-shape draw:style-name="gr2" draw:text-style-name="P4" draw:layer="layout" svg:width="11.6cm" svg:height="0.8cm" svg:x="5.1cm" svg:y="8.25cm">
          <text:p text:style-name="P3"><text:span text:style-name="T2">Eliminar <text:s text:c="6"/>Añadir <text:s text:c="7"/>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5cm" svg:y1="7.7cm" svg:x2="9.7cm" svg:y2="7.8cm">
          <text:p/>
        </draw:line>
        <draw:custom-shape draw:style-name="gr2" draw:text-style-name="P14" draw:layer="layout" svg:width="2cm" svg:height="0.7cm" svg:x="12cm" svg:y="10.9cm">
          <text:p text:style-name="P1"><text:span text:style-name="T5">Bus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11.6cm" svg:height="4.5cm" svg:x="5.1cm" svg:y="12.2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4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4.6cm" svg:height="0.878cm" svg:x="5.1cm" svg:y="12.3cm">
          <draw:text-box draw:corner-radius="0.3cm">
            <text:p><text:span text:style-name="T9">Resultados</text:span></text:p>
          </draw:text-box>
        </draw:frame>
        <draw:frame draw:style-name="gr29" draw:layer="layout" svg:width="8.313cm" svg:height="1.1cm" svg:x="7.4cm" svg:y="12.8cm">
          <draw:text-box>
            <text:p><text:span text:style-name="T17">Nombre <text:s text:c="4"/>Contraseña <text:s text:c="3"/>Grupo </text:span><text:s text:c="2"/></text:p>
          </draw:text-box>
        </draw:frame>
        <draw:custom-shape draw:style-name="gr5" draw:text-style-name="P14" draw:layer="layout" svg:width="4.5cm" svg:height="0.6cm" svg:x="7.6cm" svg:y="13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cm" svg:height="0.6cm" svg:x="12.3cm" svg:y="13.7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cm" svg:y1="13.8cm" svg:x2="14.3cm" svg:y2="14.229cm">
          <text:p/>
        </draw:line>
        <draw:custom-shape draw:style-name="gr5" draw:text-style-name="P1" draw:layer="layout" svg:width="0.6cm" svg:height="0.508cm" svg:x="14cm" svg:y="13.7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3cm" svg:y1="14.25cm" svg:x2="14.6cm" svg:y2="13.7cm">
          <text:p/>
        </draw:line>
        <draw:line draw:style-name="gr10" draw:text-style-name="P1" draw:layer="layout" svg:x1="14cm" svg:y1="13.7cm" svg:x2="14.3cm" svg:y2="14.2cm">
          <text:p/>
        </draw:line>
        <draw:custom-shape draw:style-name="gr5" draw:text-style-name="P14" draw:layer="layout" svg:width="4.5cm" svg:height="0.6cm" svg:x="7.6cm" svg:y="1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4.5cm" svg:height="0.6cm" svg:x="7.6cm" svg:y="1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cm" svg:height="0.6cm" svg:x="12.3cm" svg:y="14.3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cm" svg:y1="14.4cm" svg:x2="14.3cm" svg:y2="14.9cm">
          <text:p/>
        </draw:line>
        <draw:custom-shape draw:style-name="gr5" draw:text-style-name="P1" draw:layer="layout" svg:width="2.3cm" svg:height="0.6cm" svg:x="12.3cm" svg:y="14.9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cm" svg:y1="15cm" svg:x2="14.3cm" svg:y2="15.5cm">
          <text:p/>
        </draw:line>
        <draw:custom-shape draw:style-name="gr5" draw:text-style-name="P1" draw:layer="layout" svg:width="0.6cm" svg:height="0.508cm" svg:x="14cm" svg:y="1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cm" svg:height="0.508cm" svg:x="14cm" svg:y="14.892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3cm" svg:y1="14.9cm" svg:x2="14.6cm" svg:y2="14.35cm">
          <text:p/>
        </draw:line>
        <draw:line draw:style-name="gr10" draw:text-style-name="P1" draw:layer="layout" svg:x1="14cm" svg:y1="14.35cm" svg:x2="14.3cm" svg:y2="14.85cm">
          <text:p/>
        </draw:line>
        <draw:line draw:style-name="gr10" draw:text-style-name="P1" draw:layer="layout" svg:x1="14.3cm" svg:y1="15.45cm" svg:x2="14.6cm" svg:y2="14.9cm">
          <text:p/>
        </draw:line>
        <draw:line draw:style-name="gr10" draw:text-style-name="P1" draw:layer="layout" svg:x1="14cm" svg:y1="14.9cm" svg:x2="14.3cm" svg:y2="15.4cm">
          <text:p/>
        </draw:line>
        <draw:custom-shape draw:style-name="gr5" draw:text-style-name="P14" draw:layer="layout" svg:width="0.5cm" svg:height="0.5cm" svg:x="6.9cm" svg:y="13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0.5cm" svg:height="0.5cm" svg:x="6.9cm" svg:y="1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0.5cm" svg:height="0.5cm" svg:x="6.9cm" svg:y="1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9cm" svg:y1="13.7cm" svg:x2="7.4cm" svg:y2="14.2cm">
          <text:p/>
        </draw:line>
        <draw:line draw:style-name="gr10" draw:text-style-name="P1" draw:layer="layout" svg:x1="6.9cm" svg:y1="14.2cm" svg:x2="7.4cm" svg:y2="13.7cm">
          <text:p/>
        </draw:line>
        <draw:custom-shape draw:style-name="gr2" draw:text-style-name="P13" draw:layer="layout" svg:width="5.1cm" svg:height="0.8cm" svg:x="8.3cm" svg:y="15.8cm">
          <text:p text:style-name="P1"><text:span text:style-name="T11">Eliminar seleccion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3cm" svg:y1="9.9cm" svg:x2="6.3cm" svg:y2="8.2cm">
          <text:p/>
        </draw:line>
        <draw:frame draw:style-name="gr13" draw:text-style-name="P13" draw:layer="layout" svg:width="4.16cm" svg:height="2.912cm" svg:x="-0.26cm" svg:y="9.8cm">
          <draw:text-box>
            <text:p text:style-name="P1"><text:span text:style-name="T11">Redirecciona a la </text:span></text:p>
            <text:p text:style-name="P1"><text:span text:style-name="T11">página de </text:span></text:p>
            <text:p text:style-name="P1"><text:span text:style-name="T11">administración</text:span></text:p>
            <text:p text:style-name="P1"><text:span text:style-name="T11"><text:s/></text:span><text:span text:style-name="T11">de asignaturas</text:span></text:p>
          </draw:text-box>
        </draw:frame>
        <draw:frame draw:style-name="gr4" draw:text-style-name="P5" draw:layer="layout" svg:width="1.649cm" svg:height="0.645cm" svg:x="4.3cm" svg:y="2.401cm">
          <draw:text-box>
            <text:p><text:span text:style-name="T3">Idioma:</text:span></text:p>
          </draw:text-box>
        </draw:frame>
        <draw:frame draw:style-name="gr6" draw:text-style-name="P1" draw:layer="layout" svg:width="0.6cm" svg:height="0.4cm" svg:x="5.9cm" svg:y="2.501cm">
          <draw:image xlink:href="Pictures/100000000000001C000000145E140F83.png" xlink:type="simple" xlink:show="embed" xlink:actuate="onLoad">
            <text:p/>
          </draw:image>
        </draw:frame>
        <draw:frame draw:style-name="gr6" draw:text-style-name="P1" draw:layer="layout" svg:width="0.6cm" svg:height="0.4cm" svg:x="6.5cm" svg:y="2.501cm">
          <draw:image xlink:href="Pictures/100000000000001D00000015634132B0.png" xlink:type="simple" xlink:show="embed" xlink:actuate="onLoad">
            <text:p/>
          </draw:image>
        </draw:frame>
        <draw:frame draw:style-name="gr6" draw:text-style-name="P1" draw:layer="layout" svg:width="0.607cm" svg:height="0.4cm" svg:x="7.1cm" svg:y="2.501cm">
          <draw:image xlink:href="Pictures/100000000000001700000010BCFB98F6.png" xlink:type="simple" xlink:show="embed" xlink:actuate="onLoad">
            <text:p/>
          </draw:image>
        </draw:frame>
        <draw:frame draw:style-name="gr6" draw:text-style-name="P1" draw:layer="layout" svg:width="0.507cm" svg:height="0.4cm" svg:x="7.7cm" svg:y="2.501cm">
          <draw:image xlink:href="Pictures/1000000000000017000000122BF17927.png" xlink:type="simple" xlink:show="embed" xlink:actuate="onLoad">
            <text:p/>
          </draw:image>
        </draw:frame>
        <draw:frame draw:style-name="gr6" draw:text-style-name="P1" draw:layer="layout" svg:width="0.7cm" svg:height="0.4cm" svg:x="8.2cm" svg:y="2.501cm">
          <draw:image xlink:href="Pictures/100000000000001B00000013F05B2946.png" xlink:type="simple" xlink:show="embed" xlink:actuate="onLoad">
            <text:p/>
          </draw:image>
        </draw:frame>
        <draw:frame draw:style-name="gr6" draw:text-style-name="P1" draw:layer="layout" svg:width="0.5cm" svg:height="0.4cm" svg:x="8.9cm" svg:y="2.501cm">
          <draw:image xlink:href="Pictures/10000000000000180000001182F7B112.png" xlink:type="simple" xlink:show="embed" xlink:actuate="onLoad">
            <text:p/>
          </draw:image>
        </draw:frame>
      </draw:page>
      <draw:page draw:name="page9" draw:style-name="dp1" draw:master-page-name="Predeterminado">
        <draw:custom-shape draw:style-name="gr12" draw:text-style-name="P1" draw:layer="layout" svg:width="13.2cm" svg:height="14.8cm" svg:x="4.2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cm" svg:height="3.95cm" svg:x="5.099cm" svg:y="3.3cm">
          <text:p text:style-name="P1"><text:span text:style-name="T1">CABECERA</text:span></text:p>
          <text:p text:style-name="P1"><text:span text:style-name="T1">Incluye el logotipo de CygnusCloud y </text:span></text:p>
          <text:p text:style-name="P1"><text:span text:style-name="T1">algún diseño de cabecera 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6cm" svg:height="0.8cm" svg:x="5.099cm" svg:y="7.35cm">
          <text:p text:style-name="P3"><text:span text:style-name="T2">Arrancar máquina <text:s text:c="2"/>Administrar servidores <text:s text:c="3"/>Administrar usuarios</text:span></text:p>
          <text:p text:style-name="P3"><text:span text:style-name="T2">Administrar asignatura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199cm" svg:y1="5.05cm" svg:x2="5.199cm" svg:y2="7.55cm">
          <text:p/>
        </draw:line>
        <draw:frame draw:style-name="gr9" draw:text-style-name="P11" draw:layer="layout" svg:width="5.1cm" svg:height="0.862cm" svg:x="12.199cm" svg:y="2.438cm">
          <draw:text-box>
            <text:p><text:span text:style-name="T11">Usuario: User1 <text:s text:c="3"/>Salir</text:span></text:p>
          </draw:text-box>
        </draw:frame>
        <draw:frame draw:style-name="gr4" draw:text-style-name="P18" draw:layer="layout" svg:width="4.16cm" svg:height="2.299cm" svg:x="16.934cm" svg:y="9.327cm">
          <draw:text-box>
            <text:p text:style-name="P1"><text:span text:style-name="T11">Redirecciona a la </text:span></text:p>
            <text:p text:style-name="P1"><text:span text:style-name="T11">página de </text:span></text:p>
            <text:p text:style-name="P1"><text:span text:style-name="T11">administración</text:span></text:p>
            <text:p text:style-name="P1"><text:span text:style-name="T11"><text:s/></text:span><text:span text:style-name="T11">de usuarios</text:span></text:p>
          </draw:text-box>
        </draw:frame>
        <draw:frame draw:style-name="gr4" draw:text-style-name="P11" draw:layer="layout" svg:width="4.947cm" svg:height="1.787cm" svg:x="0.073cm" svg:y="3.085cm">
          <draw:text-box>
            <text:p><text:span text:style-name="T11">Redirige a la</text:span></text:p>
            <text:p><text:span text:style-name="T11"><text:s/></text:span><text:span text:style-name="T11">página de arranque </text:span></text:p>
            <text:p><text:span text:style-name="T11">de máquinas virtuales</text:span></text:p>
          </draw:text-box>
        </draw:frame>
        <draw:frame draw:style-name="gr30" draw:text-style-name="P13" draw:layer="layout" svg:width="4.16cm" svg:height="2.3cm" svg:x="0.04cm" svg:y="6.4cm">
          <draw:text-box>
            <text:p text:style-name="P1"><text:span text:style-name="T11">Redirecciona a la </text:span></text:p>
            <text:p text:style-name="P1"><text:span text:style-name="T11">página de </text:span></text:p>
            <text:p text:style-name="P1"><text:span text:style-name="T11">administración</text:span></text:p>
            <text:p text:style-name="P1"><text:span text:style-name="T11"><text:s/></text:span><text:span text:style-name="T11">de servidores</text:span></text:p>
          </draw:text-box>
        </draw:frame>
        <draw:custom-shape draw:style-name="gr2" draw:text-style-name="P4" draw:layer="layout" svg:width="11.6cm" svg:height="0.8cm" svg:x="5.1cm" svg:y="8.2cm">
          <text:p text:style-name="P3"><text:span text:style-name="T2">Añadir <text:s text:c="6"/>Eliminar <text:s text:c="9"/>Asociar máquinas <text:s text:c="7"/>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7cm" svg:y1="8.4cm" svg:x2="9.599cm" svg:y2="7.85cm">
          <text:p/>
        </draw:line>
        <draw:line draw:style-name="gr3" draw:text-style-name="P14" draw:layer="layout" svg:x1="18.5cm" svg:y1="9.25cm" svg:x2="16.2cm" svg:y2="8.05cm">
          <text:p/>
        </draw:line>
        <draw:frame draw:style-name="gr4" draw:text-style-name="P5" draw:layer="layout" svg:width="1.649cm" svg:height="0.645cm" svg:x="4.3cm" svg:y="2.4cm">
          <draw:text-box>
            <text:p><text:span text:style-name="T3">Idioma:</text:span></text:p>
          </draw:text-box>
        </draw:frame>
        <draw:frame draw:style-name="gr6" draw:text-style-name="P1" draw:layer="layout" svg:width="0.6cm" svg:height="0.4cm" svg:x="5.9cm" svg:y="2.5cm">
          <draw:image xlink:href="Pictures/100000000000001C000000145E140F83.png" xlink:type="simple" xlink:show="embed" xlink:actuate="onLoad">
            <text:p/>
          </draw:image>
        </draw:frame>
        <draw:frame draw:style-name="gr6" draw:text-style-name="P1" draw:layer="layout" svg:width="0.6cm" svg:height="0.4cm" svg:x="6.5cm" svg:y="2.5cm">
          <draw:image xlink:href="Pictures/100000000000001D00000015634132B0.png" xlink:type="simple" xlink:show="embed" xlink:actuate="onLoad">
            <text:p/>
          </draw:image>
        </draw:frame>
        <draw:frame draw:style-name="gr6" draw:text-style-name="P1" draw:layer="layout" svg:width="0.607cm" svg:height="0.4cm" svg:x="7.1cm" svg:y="2.5cm">
          <draw:image xlink:href="Pictures/100000000000001700000010BCFB98F6.png" xlink:type="simple" xlink:show="embed" xlink:actuate="onLoad">
            <text:p/>
          </draw:image>
        </draw:frame>
        <draw:frame draw:style-name="gr6" draw:text-style-name="P1" draw:layer="layout" svg:width="0.507cm" svg:height="0.4cm" svg:x="7.7cm" svg:y="2.5cm">
          <draw:image xlink:href="Pictures/1000000000000017000000122BF17927.png" xlink:type="simple" xlink:show="embed" xlink:actuate="onLoad">
            <text:p/>
          </draw:image>
        </draw:frame>
        <draw:frame draw:style-name="gr6" draw:text-style-name="P1" draw:layer="layout" svg:width="0.7cm" svg:height="0.4cm" svg:x="8.2cm" svg:y="2.5cm">
          <draw:image xlink:href="Pictures/100000000000001B00000013F05B2946.png" xlink:type="simple" xlink:show="embed" xlink:actuate="onLoad">
            <text:p/>
          </draw:image>
        </draw:frame>
        <draw:frame draw:style-name="gr6" draw:text-style-name="P1" draw:layer="layout" svg:width="0.5cm" svg:height="0.4cm" svg:x="8.9cm" svg:y="2.5cm">
          <draw:image xlink:href="Pictures/10000000000000180000001182F7B112.png" xlink:type="simple" xlink:show="embed" xlink:actuate="onLoad">
            <text:p/>
          </draw:image>
        </draw:frame>
        <draw:line draw:style-name="gr3" draw:text-style-name="P1" draw:layer="layout" svg:x1="2.3cm" svg:y1="9.9cm" svg:x2="6.3cm" svg:y2="8.2cm">
          <text:p/>
        </draw:line>
        <draw:frame draw:style-name="gr4" draw:text-style-name="P18" draw:layer="layout" svg:width="4.066cm" svg:height="1.673cm" svg:x="0.034cm" svg:y="9.927cm">
          <draw:text-box>
            <text:p><text:span text:style-name="T17">Seleccionado,</text:span></text:p>
            <text:p><text:span text:style-name="T17">No se podrá volver</text:span></text:p>
            <text:p><text:span text:style-name="T17"><text:s/></text:span><text:span text:style-name="T17">a pulsar.</text:span></text:p>
          </draw:text-box>
        </draw:frame>
        <draw:custom-shape draw:style-name="gr17" draw:text-style-name="P1" draw:layer="layout" svg:width="11.6cm" svg:height="3.2cm" svg:x="5cm" svg:y="9.3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726cm" svg:height="0.878cm" svg:x="4.901cm" svg:y="9.3cm">
          <draw:text-box>
            <text:p><text:span text:style-name="T9">Buscar asignaturas</text:span></text:p>
          </draw:text-box>
        </draw:frame>
        <draw:frame draw:style-name="gr26" draw:layer="layout" svg:width="2cm" svg:height="1.474cm" svg:x="5cm" svg:y="10.038cm">
          <draw:text-box>
            <text:p><text:span text:style-name="T17">Código </text:span><text:span text:style-name="T11"><text:s/></text:span><text:s text:c="2"/></text:p>
          </draw:text-box>
        </draw:frame>
        <draw:custom-shape draw:style-name="gr5" draw:text-style-name="P1" draw:layer="layout" svg:width="3.3cm" svg:height="0.4cm" svg:x="7cm" svg:y="10.862cm">
          <text:p/>
          <draw:enhanced-geometry svg:viewBox="0 0 21600 21600" draw:type="rectangle" draw:enhanced-path="M 0 0 L 21600 0 21600 21600 0 21600 0 0 Z N"/>
        </draw:custom-shape>
        <draw:frame draw:style-name="gr26" draw:layer="layout" svg:width="4.9cm" svg:height="0.962cm" svg:x="6.8cm" svg:y="9.938cm">
          <draw:text-box>
            <text:p><text:span text:style-name="T17">Nombre asignatura <text:s/></text:span><text:span text:style-name="T11"><text:s/></text:span><text:s text:c="2"/></text:p>
          </draw:text-box>
        </draw:frame>
        <draw:custom-shape draw:style-name="gr5" draw:text-style-name="P1" draw:layer="layout" svg:width="1.5cm" svg:height="0.4cm" svg:x="10.8cm" svg:y="10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0.4cm" svg:x="14.3cm" svg:y="10.8cm">
          <text:p/>
          <draw:enhanced-geometry svg:viewBox="0 0 21600 21600" draw:type="rectangle" draw:enhanced-path="M 0 0 L 21600 0 21600 21600 0 21600 0 0 Z N"/>
        </draw:custom-shape>
        <draw:frame draw:style-name="gr26" draw:layer="layout" svg:width="2cm" svg:height="0.962cm" svg:x="10.7cm" svg:y="9.938cm">
          <draw:text-box>
            <text:p><text:span text:style-name="T17">Año </text:span><text:span text:style-name="T11"><text:s/></text:span><text:s text:c="2"/></text:p>
          </draw:text-box>
        </draw:frame>
        <draw:frame draw:style-name="gr26" draw:layer="layout" svg:width="2cm" svg:height="1.673cm" svg:x="12.3cm" svg:y="9.9cm">
          <draw:text-box>
            <text:p><text:span text:style-name="T17">Curso </text:span><text:span text:style-name="T11"><text:s/></text:span><text:s text:c="2"/></text:p>
          </draw:text-box>
        </draw:frame>
        <draw:frame draw:style-name="gr26" draw:layer="layout" svg:width="2cm" svg:height="1.673cm" svg:x="14cm" svg:y="9.927cm">
          <draw:text-box>
            <text:p><text:span text:style-name="T17">Grupo </text:span><text:span text:style-name="T11"><text:s/></text:span><text:s text:c="2"/></text:p>
          </draw:text-box>
        </draw:frame>
        <draw:custom-shape draw:style-name="gr5" draw:text-style-name="P1" draw:layer="layout" svg:width="1.5cm" svg:height="0.4cm" svg:x="12.6cm" svg:y="10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0.4cm" svg:x="5.2cm" svg:y="1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4" draw:layer="layout" svg:width="2.5cm" svg:height="0.7cm" svg:x="9.4cm" svg:y="11.4cm">
          <text:p text:style-name="P1"><text:span text:style-name="T5">Bus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1.6cm" svg:height="3.2cm" svg:x="5cm" svg:y="12.6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3.533cm" svg:height="0.878cm" svg:x="4.974cm" svg:y="12.622cm">
          <draw:text-box>
            <text:p><text:span text:style-name="T9">Resultados</text:span></text:p>
          </draw:text-box>
        </draw:frame>
        <draw:custom-shape draw:style-name="gr5" draw:text-style-name="P1" draw:layer="layout" svg:width="0.6cm" svg:height="0.4cm" svg:x="6cm" svg:y="1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cm" svg:height="0.4cm" svg:x="6cm" svg:y="1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cm" svg:height="0.4cm" svg:x="6cm" svg:y="14.4cm">
          <text:p/>
          <draw:enhanced-geometry svg:viewBox="0 0 21600 21600" draw:type="rectangle" draw:enhanced-path="M 0 0 L 21600 0 21600 21600 0 21600 0 0 Z N"/>
        </draw:custom-shape>
        <draw:frame draw:style-name="gr26" draw:layer="layout" svg:width="2cm" svg:height="1.474cm" svg:x="5cm" svg:y="10.038cm">
          <draw:text-box>
            <text:p><text:span text:style-name="T17">Código </text:span><text:span text:style-name="T11"><text:s/></text:span><text:s text:c="2"/></text:p>
          </draw:text-box>
        </draw:frame>
        <draw:frame draw:style-name="gr26" draw:layer="layout" svg:width="5.5cm" svg:height="0.962cm" svg:x="6.5cm" svg:y="12.938cm">
          <draw:text-box>
            <text:p><text:span text:style-name="T17">Código-Asignatura </text:span><text:span text:style-name="T11"><text:s/></text:span><text:s text:c="2"/></text:p>
          </draw:text-box>
        </draw:frame>
        <draw:custom-shape draw:style-name="gr5" draw:text-style-name="P1" draw:layer="layout" svg:width="5.3cm" svg:height="0.5cm" svg:x="6.8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3cm" svg:height="0.5cm" svg:x="6.8cm" svg:y="1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3cm" svg:height="0.5cm" svg:x="6.8cm" svg:y="14.8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cm" svg:y1="13.9cm" svg:x2="6.6cm" svg:y2="14.3cm">
          <text:p/>
        </draw:line>
        <draw:line draw:style-name="gr10" draw:text-style-name="P1" draw:layer="layout" svg:x1="6cm" svg:y1="14.3cm" svg:x2="6.6cm" svg:y2="13.9cm">
          <text:p/>
        </draw:line>
        <draw:custom-shape draw:style-name="gr31" draw:text-style-name="P14" draw:layer="layout" svg:width="5.7cm" svg:height="0.7cm" svg:x="8.2cm" svg:y="16cm">
          <text:p text:style-name="P1"><text:span text:style-name="T5">Eliminar selecciona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Predeterminado">
        <draw:custom-shape draw:style-name="gr12" draw:text-style-name="P1" draw:layer="layout" svg:width="13.2cm" svg:height="14.8cm" svg:x="4.2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cm" svg:height="3.95cm" svg:x="5.099cm" svg:y="3.25cm">
          <text:p text:style-name="P1"><text:span text:style-name="T1">CABECERA</text:span></text:p>
          <text:p text:style-name="P1"><text:span text:style-name="T1">Incluye el logotipo de CygnusCloud y </text:span></text:p>
          <text:p text:style-name="P1"><text:span text:style-name="T1">algún diseño de cabecera 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6cm" svg:height="0.8cm" svg:x="5.099cm" svg:y="7.3cm">
          <text:p text:style-name="P3"><text:span text:style-name="T2">Arrancar máquina <text:s text:c="2"/>Administrar servidores <text:s text:c="3"/>Administrar usuarios</text:span></text:p>
          <text:p text:style-name="P3"><text:span text:style-name="T2">Administrar asignatura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199cm" svg:y1="5cm" svg:x2="5.199cm" svg:y2="7.5cm">
          <text:p/>
        </draw:line>
        <draw:frame draw:style-name="gr9" draw:text-style-name="P11" draw:layer="layout" svg:width="5.1cm" svg:height="0.862cm" svg:x="12.199cm" svg:y="2.388cm">
          <draw:text-box>
            <text:p><text:span text:style-name="T11">Usuario: User1 <text:s text:c="3"/>Salir</text:span></text:p>
          </draw:text-box>
        </draw:frame>
        <draw:frame draw:style-name="gr4" draw:text-style-name="P18" draw:layer="layout" svg:width="4.16cm" svg:height="2.299cm" svg:x="16.934cm" svg:y="9.277cm">
          <draw:text-box>
            <text:p text:style-name="P1"><text:span text:style-name="T11">Redirecciona a la </text:span></text:p>
            <text:p text:style-name="P1"><text:span text:style-name="T11">página de </text:span></text:p>
            <text:p text:style-name="P1"><text:span text:style-name="T11">administración</text:span></text:p>
            <text:p text:style-name="P1"><text:span text:style-name="T11"><text:s/></text:span><text:span text:style-name="T11">de usuarios</text:span></text:p>
          </draw:text-box>
        </draw:frame>
        <draw:frame draw:style-name="gr4" draw:text-style-name="P11" draw:layer="layout" svg:width="4.947cm" svg:height="1.787cm" svg:x="0.073cm" svg:y="3.035cm">
          <draw:text-box>
            <text:p><text:span text:style-name="T11">Redirige a la</text:span></text:p>
            <text:p><text:span text:style-name="T11"><text:s/></text:span><text:span text:style-name="T11">página de arranque </text:span></text:p>
            <text:p><text:span text:style-name="T11">de máquinas virtuales</text:span></text:p>
          </draw:text-box>
        </draw:frame>
        <draw:frame draw:style-name="gr30" draw:text-style-name="P13" draw:layer="layout" svg:width="4.16cm" svg:height="2.3cm" svg:x="0.04cm" svg:y="6.35cm">
          <draw:text-box>
            <text:p text:style-name="P1"><text:span text:style-name="T11">Redirecciona a la </text:span></text:p>
            <text:p text:style-name="P1"><text:span text:style-name="T11">página de </text:span></text:p>
            <text:p text:style-name="P1"><text:span text:style-name="T11">administración</text:span></text:p>
            <text:p text:style-name="P1"><text:span text:style-name="T11"><text:s/></text:span><text:span text:style-name="T11">de servidores</text:span></text:p>
          </draw:text-box>
        </draw:frame>
        <draw:custom-shape draw:style-name="gr2" draw:text-style-name="P4" draw:layer="layout" svg:width="11.6cm" svg:height="0.8cm" svg:x="5.1cm" svg:y="8.15cm">
          <text:p text:style-name="P3"><text:span text:style-name="T2">Añadir <text:s text:c="6"/>Eliminar <text:s text:c="9"/>Asociar máquinas <text:s text:c="7"/>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7cm" svg:y1="8.35cm" svg:x2="9.599cm" svg:y2="7.8cm">
          <text:p/>
        </draw:line>
        <draw:line draw:style-name="gr3" draw:text-style-name="P14" draw:layer="layout" svg:x1="18.5cm" svg:y1="9.2cm" svg:x2="16.2cm" svg:y2="8cm">
          <text:p/>
        </draw:line>
        <draw:frame draw:style-name="gr4" draw:text-style-name="P5" draw:layer="layout" svg:width="1.649cm" svg:height="0.645cm" svg:x="4.3cm" svg:y="2.35cm">
          <draw:text-box>
            <text:p><text:span text:style-name="T3">Idioma:</text:span></text:p>
          </draw:text-box>
        </draw:frame>
        <draw:frame draw:style-name="gr6" draw:text-style-name="P1" draw:layer="layout" svg:width="0.6cm" svg:height="0.4cm" svg:x="5.9cm" svg:y="2.45cm">
          <draw:image xlink:href="Pictures/100000000000001C000000145E140F83.png" xlink:type="simple" xlink:show="embed" xlink:actuate="onLoad">
            <text:p/>
          </draw:image>
        </draw:frame>
        <draw:frame draw:style-name="gr6" draw:text-style-name="P1" draw:layer="layout" svg:width="0.6cm" svg:height="0.4cm" svg:x="6.5cm" svg:y="2.45cm">
          <draw:image xlink:href="Pictures/100000000000001D00000015634132B0.png" xlink:type="simple" xlink:show="embed" xlink:actuate="onLoad">
            <text:p/>
          </draw:image>
        </draw:frame>
        <draw:frame draw:style-name="gr6" draw:text-style-name="P1" draw:layer="layout" svg:width="0.607cm" svg:height="0.4cm" svg:x="7.1cm" svg:y="2.45cm">
          <draw:image xlink:href="Pictures/100000000000001700000010BCFB98F6.png" xlink:type="simple" xlink:show="embed" xlink:actuate="onLoad">
            <text:p/>
          </draw:image>
        </draw:frame>
        <draw:frame draw:style-name="gr6" draw:text-style-name="P1" draw:layer="layout" svg:width="0.507cm" svg:height="0.4cm" svg:x="7.7cm" svg:y="2.45cm">
          <draw:image xlink:href="Pictures/1000000000000017000000122BF17927.png" xlink:type="simple" xlink:show="embed" xlink:actuate="onLoad">
            <text:p/>
          </draw:image>
        </draw:frame>
        <draw:frame draw:style-name="gr6" draw:text-style-name="P1" draw:layer="layout" svg:width="0.7cm" svg:height="0.4cm" svg:x="8.2cm" svg:y="2.45cm">
          <draw:image xlink:href="Pictures/100000000000001B00000013F05B2946.png" xlink:type="simple" xlink:show="embed" xlink:actuate="onLoad">
            <text:p/>
          </draw:image>
        </draw:frame>
        <draw:frame draw:style-name="gr6" draw:text-style-name="P1" draw:layer="layout" svg:width="0.5cm" svg:height="0.4cm" svg:x="8.9cm" svg:y="2.45cm">
          <draw:image xlink:href="Pictures/10000000000000180000001182F7B112.png" xlink:type="simple" xlink:show="embed" xlink:actuate="onLoad">
            <text:p/>
          </draw:image>
        </draw:frame>
        <draw:line draw:style-name="gr3" draw:text-style-name="P1" draw:layer="layout" svg:x1="2.3cm" svg:y1="9.85cm" svg:x2="6.3cm" svg:y2="8.15cm">
          <text:p/>
        </draw:line>
        <draw:frame draw:style-name="gr4" draw:text-style-name="P18" draw:layer="layout" svg:width="4.066cm" svg:height="1.673cm" svg:x="0.034cm" svg:y="9.877cm">
          <draw:text-box>
            <text:p><text:span text:style-name="T17">Seleccionado,</text:span></text:p>
            <text:p><text:span text:style-name="T17">No se podrá volver</text:span></text:p>
            <text:p><text:span text:style-name="T17"><text:s/></text:span><text:span text:style-name="T17">a pulsar.</text:span></text:p>
          </draw:text-box>
        </draw:frame>
        <draw:custom-shape draw:style-name="gr17" draw:text-style-name="P1" draw:layer="layout" svg:width="11.6cm" svg:height="3.2cm" svg:x="5cm" svg:y="9.7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99cm" svg:height="0.878cm" svg:x="5cm" svg:y="9.7cm">
          <draw:text-box>
            <text:p><text:span text:style-name="T9">Añadir asignaturas</text:span></text:p>
          </draw:text-box>
        </draw:frame>
        <draw:frame draw:style-name="gr26" draw:layer="layout" svg:width="2cm" svg:height="1.474cm" svg:x="5.3cm" svg:y="10.338cm">
          <draw:text-box>
            <text:p><text:span text:style-name="T17">Código </text:span><text:span text:style-name="T11"><text:s/></text:span><text:s text:c="2"/></text:p>
          </draw:text-box>
        </draw:frame>
        <draw:custom-shape draw:style-name="gr5" draw:text-style-name="P1" draw:layer="layout" svg:width="3.3cm" svg:height="0.4cm" svg:x="7.3cm" svg:y="11.162cm">
          <text:p/>
          <draw:enhanced-geometry svg:viewBox="0 0 21600 21600" draw:type="rectangle" draw:enhanced-path="M 0 0 L 21600 0 21600 21600 0 21600 0 0 Z N"/>
        </draw:custom-shape>
        <draw:frame draw:style-name="gr26" draw:layer="layout" svg:width="4.9cm" svg:height="0.962cm" svg:x="7.1cm" svg:y="10.238cm">
          <draw:text-box>
            <text:p><text:span text:style-name="T17">Nombre asignatura <text:s/></text:span><text:span text:style-name="T11"><text:s/></text:span><text:s text:c="2"/></text:p>
          </draw:text-box>
        </draw:frame>
        <draw:custom-shape draw:style-name="gr5" draw:text-style-name="P1" draw:layer="layout" svg:width="1.5cm" svg:height="0.4cm" svg:x="11.1cm" svg:y="11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0.4cm" svg:x="14.6cm" svg:y="11.1cm">
          <text:p/>
          <draw:enhanced-geometry svg:viewBox="0 0 21600 21600" draw:type="rectangle" draw:enhanced-path="M 0 0 L 21600 0 21600 21600 0 21600 0 0 Z N"/>
        </draw:custom-shape>
        <draw:frame draw:style-name="gr26" draw:layer="layout" svg:width="2cm" svg:height="0.962cm" svg:x="11cm" svg:y="10.238cm">
          <draw:text-box>
            <text:p><text:span text:style-name="T17">Año </text:span><text:span text:style-name="T11"><text:s/></text:span><text:s text:c="2"/></text:p>
          </draw:text-box>
        </draw:frame>
        <draw:frame draw:style-name="gr26" draw:layer="layout" svg:width="2cm" svg:height="1.673cm" svg:x="12.6cm" svg:y="10.2cm">
          <draw:text-box>
            <text:p><text:span text:style-name="T17">Curso </text:span><text:span text:style-name="T11"><text:s/></text:span><text:s text:c="2"/></text:p>
          </draw:text-box>
        </draw:frame>
        <draw:frame draw:style-name="gr26" draw:layer="layout" svg:width="2cm" svg:height="1.673cm" svg:x="14.3cm" svg:y="10.227cm">
          <draw:text-box>
            <text:p><text:span text:style-name="T17">Grupo </text:span><text:span text:style-name="T11"><text:s/></text:span><text:s text:c="2"/></text:p>
          </draw:text-box>
        </draw:frame>
        <draw:custom-shape draw:style-name="gr2" draw:text-style-name="P13" draw:layer="layout" svg:width="1.9cm" svg:height="0.7cm" svg:x="9.9cm" svg:y="13.4cm">
          <text:p text:style-name="P1"><text:span text:style-name="T11">Añadi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0.4cm" svg:x="12.9cm" svg:y="11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0.4cm" svg:x="5.5cm" svg:y="11.2cm">
          <text:p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Predeterminado">
        <draw:custom-shape draw:style-name="gr12" draw:text-style-name="P1" draw:layer="layout" svg:width="13.2cm" svg:height="14.8cm" svg:x="4.2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cm" svg:height="3.95cm" svg:x="5.099cm" svg:y="3.25cm">
          <text:p text:style-name="P1"><text:span text:style-name="T1">CABECERA</text:span></text:p>
          <text:p text:style-name="P1"><text:span text:style-name="T1">Incluye el logotipo de CygnusCloud y </text:span></text:p>
          <text:p text:style-name="P1"><text:span text:style-name="T1">algún diseño de cabecera 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6cm" svg:height="0.8cm" svg:x="5.099cm" svg:y="7.3cm">
          <text:p text:style-name="P3"><text:span text:style-name="T2">Arrancar máquina <text:s text:c="2"/>Administrar servidores <text:s text:c="3"/>Administrar usuarios</text:span></text:p>
          <text:p text:style-name="P3"><text:span text:style-name="T2">Administrar asignatura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199cm" svg:y1="5cm" svg:x2="5.199cm" svg:y2="7.5cm">
          <text:p/>
        </draw:line>
        <draw:frame draw:style-name="gr9" draw:text-style-name="P11" draw:layer="layout" svg:width="5.1cm" svg:height="0.862cm" svg:x="12.199cm" svg:y="2.388cm">
          <draw:text-box>
            <text:p><text:span text:style-name="T11">Usuario: User1 <text:s text:c="3"/>Salir</text:span></text:p>
          </draw:text-box>
        </draw:frame>
        <draw:custom-shape draw:style-name="gr2" draw:text-style-name="P4" draw:layer="layout" svg:width="11.6cm" svg:height="0.8cm" svg:x="5.1cm" svg:y="8.15cm">
          <text:p text:style-name="P3"><text:span text:style-name="T2">Añadir/Eliminar <text:s text:c="9"/>Asociar máquinas <text:s text:c="7"/>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7cm" svg:y1="8.35cm" svg:x2="9.599cm" svg:y2="7.8cm">
          <text:p/>
        </draw:line>
        <draw:line draw:style-name="gr3" draw:text-style-name="P14" draw:layer="layout" svg:x1="18.5cm" svg:y1="9.2cm" svg:x2="16.2cm" svg:y2="8cm">
          <text:p/>
        </draw:line>
        <draw:frame draw:style-name="gr4" draw:text-style-name="P5" draw:layer="layout" svg:width="1.649cm" svg:height="0.645cm" svg:x="4.3cm" svg:y="2.35cm">
          <draw:text-box>
            <text:p><text:span text:style-name="T3">Idioma:</text:span></text:p>
          </draw:text-box>
        </draw:frame>
        <draw:frame draw:style-name="gr6" draw:text-style-name="P1" draw:layer="layout" svg:width="0.6cm" svg:height="0.4cm" svg:x="5.9cm" svg:y="2.45cm">
          <draw:image xlink:href="Pictures/100000000000001C000000145E140F83.png" xlink:type="simple" xlink:show="embed" xlink:actuate="onLoad">
            <text:p/>
          </draw:image>
        </draw:frame>
        <draw:frame draw:style-name="gr6" draw:text-style-name="P1" draw:layer="layout" svg:width="0.6cm" svg:height="0.4cm" svg:x="6.5cm" svg:y="2.45cm">
          <draw:image xlink:href="Pictures/100000000000001D00000015634132B0.png" xlink:type="simple" xlink:show="embed" xlink:actuate="onLoad">
            <text:p/>
          </draw:image>
        </draw:frame>
        <draw:frame draw:style-name="gr6" draw:text-style-name="P1" draw:layer="layout" svg:width="0.607cm" svg:height="0.4cm" svg:x="7.1cm" svg:y="2.45cm">
          <draw:image xlink:href="Pictures/100000000000001700000010BCFB98F6.png" xlink:type="simple" xlink:show="embed" xlink:actuate="onLoad">
            <text:p/>
          </draw:image>
        </draw:frame>
        <draw:frame draw:style-name="gr6" draw:text-style-name="P1" draw:layer="layout" svg:width="0.507cm" svg:height="0.4cm" svg:x="7.7cm" svg:y="2.45cm">
          <draw:image xlink:href="Pictures/1000000000000017000000122BF17927.png" xlink:type="simple" xlink:show="embed" xlink:actuate="onLoad">
            <text:p/>
          </draw:image>
        </draw:frame>
        <draw:frame draw:style-name="gr6" draw:text-style-name="P1" draw:layer="layout" svg:width="0.7cm" svg:height="0.4cm" svg:x="8.2cm" svg:y="2.45cm">
          <draw:image xlink:href="Pictures/100000000000001B00000013F05B2946.png" xlink:type="simple" xlink:show="embed" xlink:actuate="onLoad">
            <text:p/>
          </draw:image>
        </draw:frame>
        <draw:frame draw:style-name="gr6" draw:text-style-name="P1" draw:layer="layout" svg:width="0.5cm" svg:height="0.4cm" svg:x="8.9cm" svg:y="2.45cm">
          <draw:image xlink:href="Pictures/10000000000000180000001182F7B112.png" xlink:type="simple" xlink:show="embed" xlink:actuate="onLoad">
            <text:p/>
          </draw:image>
        </draw:frame>
        <draw:line draw:style-name="gr3" draw:text-style-name="P1" draw:layer="layout" svg:x1="2.3cm" svg:y1="9.85cm" svg:x2="6.3cm" svg:y2="8.15cm">
          <text:p/>
        </draw:line>
        <draw:custom-shape draw:style-name="gr2" draw:text-style-name="P2" draw:layer="layout" svg:width="11.6cm" svg:height="4.4cm" svg:x="5.099cm" svg:y="8.949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4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6.598cm" svg:height="0.878cm" svg:x="5.099cm" svg:y="9.149cm">
          <draw:text-box>
            <text:p><text:span text:style-name="T9">Añadir máquina virtual</text:span></text:p>
          </draw:text-box>
        </draw:frame>
        <draw:custom-shape draw:style-name="gr5" draw:text-style-name="P14" draw:layer="layout" svg:width="3.1cm" svg:height="0.6cm" svg:x="5.399cm" svg:y="10.749cm">
          <text:p/>
          <draw:enhanced-geometry svg:viewBox="0 0 21600 21600" draw:type="rectangle" draw:enhanced-path="M 0 0 L 21600 0 21600 21600 0 21600 0 0 Z N"/>
        </draw:custom-shape>
        <draw:frame draw:style-name="gr26" draw:layer="layout" svg:width="10cm" svg:height="0.962cm" svg:x="5.299cm" svg:y="9.849cm">
          <draw:text-box>
            <text:p><text:span text:style-name="T17">Cod.asignatura <text:s text:c="2"/>Grupo <text:s text:c="7"/>Nombre máquina </text:span><text:s/></text:p>
          </draw:text-box>
        </draw:frame>
        <draw:custom-shape draw:style-name="gr5" draw:text-style-name="P14" draw:layer="layout" svg:width="4.6cm" svg:height="0.6cm" svg:x="10.699cm" svg:y="10.7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.9cm" svg:height="0.7cm" svg:x="7.399cm" svg:y="12.149cm">
          <text:p text:style-name="P1"><text:span text:style-name="T11">Añadi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.3cm" svg:height="0.7cm" svg:x="9.899cm" svg:y="12.149cm">
          <text:p text:style-name="P1"><text:span text:style-name="T11">Eliminar última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1.6cm" svg:height="0.6cm" svg:x="8.699cm" svg:y="10.74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2cm" svg:y1="5.001cm" svg:x2="5.2cm" svg:y2="7.501cm">
          <text:p/>
        </draw:line>
        <draw:frame draw:style-name="gr4" draw:text-style-name="P11" draw:layer="layout" svg:width="4.947cm" svg:height="1.787cm" svg:x="0.074cm" svg:y="3.036cm">
          <draw:text-box>
            <text:p><text:span text:style-name="T11">Redirige a la</text:span></text:p>
            <text:p><text:span text:style-name="T11"><text:s/></text:span><text:span text:style-name="T11">página de arranque </text:span></text:p>
            <text:p><text:span text:style-name="T11">de máquinas virtuales</text:span></text:p>
          </draw:text-box>
        </draw:frame>
        <draw:frame draw:style-name="gr30" draw:text-style-name="P13" draw:layer="layout" svg:width="4.16cm" svg:height="2.3cm" svg:x="0.041cm" svg:y="6.351cm">
          <draw:text-box>
            <text:p text:style-name="P1"><text:span text:style-name="T11">Redirecciona a la </text:span></text:p>
            <text:p text:style-name="P1"><text:span text:style-name="T11">página de </text:span></text:p>
            <text:p text:style-name="P1"><text:span text:style-name="T11">administración</text:span></text:p>
            <text:p text:style-name="P1"><text:span text:style-name="T11"><text:s/></text:span><text:span text:style-name="T11">de servidores</text:span></text:p>
          </draw:text-box>
        </draw:frame>
        <draw:frame draw:style-name="gr4" draw:text-style-name="P18" draw:layer="layout" svg:width="4.066cm" svg:height="1.673cm" svg:x="0.035cm" svg:y="9.878cm">
          <draw:text-box>
            <text:p><text:span text:style-name="T17">Seleccionado,</text:span></text:p>
            <text:p><text:span text:style-name="T17">No se podrá volver</text:span></text:p>
            <text:p><text:span text:style-name="T17"><text:s/></text:span><text:span text:style-name="T17">a pulsar.</text:span></text:p>
          </draw:text-box>
        </draw:frame>
        <draw:frame draw:style-name="gr4" draw:text-style-name="P18" draw:layer="layout" svg:width="4.16cm" svg:height="2.299cm" svg:x="16.933cm" svg:y="9.277cm">
          <draw:text-box>
            <text:p text:style-name="P1"><text:span text:style-name="T11">Redirecciona a la </text:span></text:p>
            <text:p text:style-name="P1"><text:span text:style-name="T11">página de </text:span></text:p>
            <text:p text:style-name="P1"><text:span text:style-name="T11">administración</text:span></text:p>
            <text:p text:style-name="P1"><text:span text:style-name="T11"><text:s/></text:span><text:span text:style-name="T11">de usuarios</text:span></text:p>
          </draw:text-box>
        </draw:frame>
        <draw:line draw:style-name="gr3" draw:text-style-name="P14" draw:layer="layout" svg:x1="18.499cm" svg:y1="9.2cm" svg:x2="16.199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30T10:00:04</meta:creation-date>
    <dc:date>2013-02-02T19:41:11</dc:date>
    <meta:editing-duration>PT6H50M52S</meta:editing-duration>
    <meta:editing-cycles>5</meta:editing-cycles>
    <meta:generator>LibreOffice/3.5$Linux_X86_64 LibreOffice_project/350m1$Build-2</meta:generator>
    <meta:document-statistic meta:object-count="400"/>
  </office:meta>
</office:document-meta>
</file>